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OpenSymbol" svg:font-family="Open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-left="0cm" fo:padding-right="0cm" fo:padding-top="0cm" fo:padding-bottom="0.035cm" fo:border-left="none" fo:border-right="none" fo:border-top="none" fo:border-bottom="0.26pt solid #000000" style:shadow="none">
        <style:tab-stops>
          <style:tab-stop style:position="16.891cm" style:type="right"/>
        </style:tab-stops>
      </style:paragraph-properties>
    </style:style>
    <style:style style:name="P2" style:family="paragraph" style:parent-style-name="Fußdfzeile">
      <style:paragraph-properties fo:padding-left="0cm" fo:padding-right="0cm" fo:padding-top="0.035cm" fo:padding-bottom="0cm" fo:border-left="none" fo:border-right="none" fo:border-top="0.26pt solid #000000" fo:border-bottom="none" style:shadow="none"/>
    </style:style>
    <style:style style:name="P3" style:family="paragraph" style:parent-style-name="Title">
      <style:text-properties style:font-name-complex="Times New Roman" style:font-size-complex="12pt" style:font-weight-complex="normal"/>
    </style:style>
    <style:style style:name="P4" style:family="paragraph" style:parent-style-name="Textköf6rper">
      <style:paragraph-properties fo:text-align="center" style:justify-single-word="false"/>
    </style:style>
    <style:style style:name="P5" style:family="paragraph" style:parent-style-name="Textköf6rper">
      <style:text-properties officeooo:paragraph-rsid="00194a7c"/>
    </style:style>
    <style:style style:name="P6" style:family="paragraph" style:parent-style-name="Textköf6rper">
      <style:text-properties officeooo:paragraph-rsid="0016b05c"/>
    </style:style>
    <style:style style:name="P7" style:family="paragraph" style:parent-style-name="Textköf6rper">
      <style:text-properties officeooo:paragraph-rsid="0017fe6d"/>
    </style:style>
    <style:style style:name="P8" style:family="paragraph" style:parent-style-name="Textköf6rper">
      <style:text-properties officeooo:paragraph-rsid="001c1166"/>
    </style:style>
    <style:style style:name="P9" style:family="paragraph" style:parent-style-name="Textköf6rper">
      <style:text-properties officeooo:paragraph-rsid="001c5e32"/>
    </style:style>
    <style:style style:name="P10" style:family="paragraph" style:parent-style-name="Textköf6rper">
      <style:paragraph-properties fo:margin-top="1cm" fo:margin-bottom="4.001cm" loext:contextual-spacing="false" fo:line-height="150%" fo:text-align="center" style:justify-single-word="false"/>
      <style:text-properties officeooo:paragraph-rsid="0016b05c"/>
    </style:style>
    <style:style style:name="P11" style:family="paragraph" style:parent-style-name="Standard">
      <style:paragraph-properties fo:text-align="center" style:justify-single-word="false"/>
      <style:text-properties officeooo:paragraph-rsid="0016b05c"/>
    </style:style>
    <style:style style:name="P12" style:family="paragraph" style:parent-style-name="Üdcberschrift_20_1">
      <style:text-properties style:font-name-complex="Times New Roman" style:font-size-complex="12pt" style:font-weight-complex="normal"/>
    </style:style>
    <style:style style:name="P13" style:family="paragraph" style:parent-style-name="Üdcberschrift_20_1" style:list-style-name="L1">
      <style:paragraph-properties fo:text-align="center" style:justify-single-word="false"/>
      <style:text-properties style:font-name-complex="Times New Roman" style:font-size-complex="12pt" style:font-weight-complex="normal"/>
    </style:style>
    <style:style style:name="P14" style:family="paragraph" style:parent-style-name="Üdcberschrift_20_2" style:list-style-name="L1"/>
    <style:style style:name="P15" style:family="paragraph" style:parent-style-name="Üdcberschrift_20_2" style:list-style-name="L1" style:master-page-name="MP1">
      <style:paragraph-properties fo:margin-top="0cm" fo:margin-bottom="0.499cm" loext:contextual-spacing="false" style:page-number="auto" fo:break-before="page">
        <style:tab-stops>
          <style:tab-stop style:position="15.984cm" style:type="right"/>
        </style:tab-stops>
      </style:paragraph-properties>
      <style:text-properties style:font-name-complex="Times New Roman" style:font-size-complex="12pt" style:font-weight-complex="normal"/>
    </style:style>
    <style:style style:name="P16" style:family="paragraph" style:parent-style-name="Üdcberschrift_20_2" style:list-style-name="L8" style:master-page-name="MP1">
      <style:paragraph-properties fo:margin-top="0cm" fo:margin-bottom="0.499cm" loext:contextual-spacing="false" style:page-number="auto" fo:break-before="page">
        <style:tab-stops>
          <style:tab-stop style:position="15.984cm" style:type="right"/>
        </style:tab-stops>
      </style:paragraph-properties>
      <style:text-properties officeooo:paragraph-rsid="001c1166" style:font-name-complex="Times New Roman" style:font-size-complex="12pt" style:font-weight-complex="normal"/>
    </style:style>
    <style:style style:name="P17" style:family="paragraph" style:parent-style-name="Üdcberschrift_20_2" style:list-style-name="L10" style:master-page-name="MP1">
      <style:paragraph-properties fo:margin-top="0cm" fo:margin-bottom="0.499cm" loext:contextual-spacing="false" style:page-number="auto" fo:break-before="page">
        <style:tab-stops>
          <style:tab-stop style:position="15.984cm" style:type="right"/>
        </style:tab-stops>
      </style:paragraph-properties>
      <style:text-properties officeooo:paragraph-rsid="001c1166" style:font-name-complex="Times New Roman" style:font-size-complex="12pt" style:font-weight-complex="normal"/>
    </style:style>
    <style:style style:name="P18" style:family="paragraph" style:parent-style-name="Üdcberschrift_20_2" style:list-style-name="L4" style:master-page-name="MP1">
      <style:paragraph-properties fo:margin-top="0cm" fo:margin-bottom="0.499cm" loext:contextual-spacing="false" style:page-number="auto" fo:break-before="page">
        <style:tab-stops>
          <style:tab-stop style:position="15.984cm" style:type="right"/>
        </style:tab-stops>
      </style:paragraph-properties>
      <style:text-properties officeooo:paragraph-rsid="0016b05c"/>
    </style:style>
    <style:style style:name="P19" style:family="paragraph" style:parent-style-name="Üdcberschrift_20_2" style:list-style-name="L6" style:master-page-name="MP1">
      <style:paragraph-properties fo:margin-top="0cm" fo:margin-bottom="0.499cm" loext:contextual-spacing="false" style:page-number="auto" fo:break-before="page">
        <style:tab-stops>
          <style:tab-stop style:position="15.984cm" style:type="right"/>
        </style:tab-stops>
      </style:paragraph-properties>
      <style:text-properties officeooo:paragraph-rsid="00194a7c"/>
    </style:style>
    <style:style style:name="P20" style:family="paragraph" style:parent-style-name="Üdcberschrift_20_2" style:list-style-name="L11" style:master-page-name="MP1">
      <style:paragraph-properties fo:margin-top="0cm" fo:margin-bottom="0.499cm" loext:contextual-spacing="false" style:page-number="auto" fo:break-before="page">
        <style:tab-stops>
          <style:tab-stop style:position="15.984cm" style:type="right"/>
        </style:tab-stops>
      </style:paragraph-properties>
      <style:text-properties style:text-position="super 58%" officeooo:paragraph-rsid="001c5e32" style:font-name-complex="Times New Roman" style:font-size-complex="12pt" style:font-weight-complex="normal"/>
    </style:style>
    <style:style style:name="P21" style:family="paragraph" style:parent-style-name="Üdcberschrift_20_2" style:list-style-name="">
      <style:paragraph-properties fo:margin-top="0cm" fo:margin-bottom="0.499cm" loext:contextual-spacing="false" fo:line-height="100%" fo:orphans="0" fo:widows="0" fo:hyphenation-ladder-count="no-limit" style:text-autospace="none">
        <style:tab-stops>
          <style:tab-stop style:position="15.984cm" style:type="right"/>
        </style:tab-stops>
      </style:paragraph-properties>
      <style:text-properties officeooo:paragraph-rsid="001c1166" fo:hyphenate="false"/>
    </style:style>
    <style:style style:name="P22" style:family="paragraph" style:parent-style-name="Üdcberschrift_20_2">
      <style:paragraph-properties fo:margin-top="0cm" fo:margin-bottom="0.499cm" loext:contextual-spacing="false">
        <style:tab-stops>
          <style:tab-stop style:position="15.984cm" style:type="right"/>
        </style:tab-stops>
      </style:paragraph-properties>
      <style:text-properties officeooo:paragraph-rsid="001c1166"/>
    </style:style>
    <style:style style:name="P23" style:family="paragraph" style:parent-style-name="Üdcberschrift_20_2" style:list-style-name="L13" style:master-page-name="MP1">
      <style:paragraph-properties fo:margin-top="0cm" fo:margin-bottom="0.499cm" loext:contextual-spacing="false" style:page-number="auto" fo:break-before="page">
        <style:tab-stops>
          <style:tab-stop style:position="15.984cm" style:type="right"/>
        </style:tab-stops>
      </style:paragraph-properties>
      <style:text-properties officeooo:paragraph-rsid="001fe44d" style:font-name-complex="Times New Roman" style:font-size-complex="12pt" style:font-weight-complex="normal"/>
    </style:style>
    <style:style style:name="P24" style:family="paragraph" style:parent-style-name="Üdcberschrift_20_2" style:list-style-name="L14" style:master-page-name="MP1">
      <style:paragraph-properties fo:margin-top="0cm" fo:margin-bottom="0.499cm" loext:contextual-spacing="false" style:page-number="auto" fo:break-before="page">
        <style:tab-stops>
          <style:tab-stop style:position="15.984cm" style:type="right"/>
        </style:tab-stops>
      </style:paragraph-properties>
      <style:text-properties officeooo:paragraph-rsid="001fe44d" style:font-name-complex="Times New Roman" style:font-size-complex="12pt" style:font-weight-complex="normal"/>
    </style:style>
    <style:style style:name="P25" style:family="paragraph" style:parent-style-name="Üdcberschrift_20_2" style:list-style-name="L15" style:master-page-name="MP1">
      <style:paragraph-properties fo:margin-top="0cm" fo:margin-bottom="0.499cm" loext:contextual-spacing="false" style:page-number="auto" fo:break-before="page">
        <style:tab-stops>
          <style:tab-stop style:position="15.984cm" style:type="right"/>
        </style:tab-stops>
      </style:paragraph-properties>
      <style:text-properties officeooo:paragraph-rsid="001fe44d" style:font-name-complex="Times New Roman" style:font-size-complex="12pt" style:font-weight-complex="normal"/>
    </style:style>
    <style:style style:name="P26" style:family="paragraph" style:parent-style-name="Üdcberschrift_20_2" style:list-style-name="L16" style:master-page-name="MP1">
      <style:paragraph-properties fo:margin-top="0cm" fo:margin-bottom="0.499cm" loext:contextual-spacing="false" style:page-number="auto" fo:break-before="page">
        <style:tab-stops>
          <style:tab-stop style:position="15.984cm" style:type="right"/>
        </style:tab-stops>
      </style:paragraph-properties>
      <style:text-properties officeooo:paragraph-rsid="001fe44d" style:font-name-complex="Times New Roman" style:font-size-complex="12pt" style:font-weight-complex="normal"/>
    </style:style>
    <style:style style:name="P27" style:family="paragraph" style:parent-style-name="Üdcberschrift_20_2" style:list-style-name="L17" style:master-page-name="MP1">
      <style:paragraph-properties fo:margin-top="0cm" fo:margin-bottom="0.499cm" loext:contextual-spacing="false" style:page-number="auto" fo:break-before="page">
        <style:tab-stops>
          <style:tab-stop style:position="15.984cm" style:type="right"/>
        </style:tab-stops>
      </style:paragraph-properties>
      <style:text-properties officeooo:paragraph-rsid="001fe44d" style:font-name-complex="Times New Roman" style:font-size-complex="12pt" style:font-weight-complex="normal"/>
    </style:style>
    <style:style style:name="P28" style:family="paragraph" style:parent-style-name="Üdcberschrift_20_2" style:list-style-name="L18" style:master-page-name="MP1">
      <style:paragraph-properties fo:margin-top="0cm" fo:margin-bottom="0.499cm" loext:contextual-spacing="false" style:page-number="auto" fo:break-before="page">
        <style:tab-stops>
          <style:tab-stop style:position="15.984cm" style:type="right"/>
        </style:tab-stops>
      </style:paragraph-properties>
      <style:text-properties officeooo:paragraph-rsid="001fe44d" style:font-name-complex="Times New Roman" style:font-size-complex="12pt" style:font-weight-complex="normal"/>
    </style:style>
    <style:style style:name="P29" style:family="paragraph" style:parent-style-name="Üdcberschrift_20_2" style:list-style-name="L19" style:master-page-name="MP1">
      <style:paragraph-properties fo:margin-top="0cm" fo:margin-bottom="0.499cm" loext:contextual-spacing="false" style:page-number="auto" fo:break-before="page">
        <style:tab-stops>
          <style:tab-stop style:position="15.984cm" style:type="right"/>
        </style:tab-stops>
      </style:paragraph-properties>
      <style:text-properties officeooo:paragraph-rsid="001fe44d" style:font-name-complex="Times New Roman" style:font-size-complex="12pt" style:font-weight-complex="normal"/>
    </style:style>
    <style:style style:name="P30" style:family="paragraph" style:parent-style-name="Üdcberschrift_20_2" style:list-style-name="L1">
      <style:paragraph-properties fo:margin-top="0cm" fo:margin-bottom="0.199cm" loext:contextual-spacing="false"/>
      <style:text-properties style:font-name-complex="Times New Roman" style:font-size-complex="12pt" style:font-weight-complex="normal"/>
    </style:style>
    <style:style style:name="P31" style:family="paragraph" style:parent-style-name="Üdcberschrift_20_2" style:list-style-name="L8">
      <style:paragraph-properties fo:margin-top="0cm" fo:margin-bottom="0.199cm" loext:contextual-spacing="false"/>
      <style:text-properties officeooo:paragraph-rsid="001c1166" style:font-name-complex="Times New Roman" style:font-size-complex="12pt" style:font-weight-complex="normal"/>
    </style:style>
    <style:style style:name="P32" style:family="paragraph" style:parent-style-name="Üdcberschrift_20_2" style:list-style-name="L10">
      <style:paragraph-properties fo:margin-top="0cm" fo:margin-bottom="0.199cm" loext:contextual-spacing="false"/>
      <style:text-properties officeooo:paragraph-rsid="001c1166" style:font-name-complex="Times New Roman" style:font-size-complex="12pt" style:font-weight-complex="normal"/>
    </style:style>
    <style:style style:name="P33" style:family="paragraph" style:parent-style-name="Üdcberschrift_20_2" style:list-style-name="L13">
      <style:paragraph-properties fo:margin-top="0cm" fo:margin-bottom="0.199cm" loext:contextual-spacing="false"/>
      <style:text-properties officeooo:paragraph-rsid="001fe44d" style:font-name-complex="Times New Roman" style:font-size-complex="12pt" style:font-weight-complex="normal"/>
    </style:style>
    <style:style style:name="P34" style:family="paragraph" style:parent-style-name="Üdcberschrift_20_2" style:list-style-name="L14">
      <style:paragraph-properties fo:margin-top="0cm" fo:margin-bottom="0.199cm" loext:contextual-spacing="false"/>
      <style:text-properties officeooo:paragraph-rsid="001fe44d" style:font-name-complex="Times New Roman" style:font-size-complex="12pt" style:font-weight-complex="normal"/>
    </style:style>
    <style:style style:name="P35" style:family="paragraph" style:parent-style-name="Üdcberschrift_20_2" style:list-style-name="L15">
      <style:paragraph-properties fo:margin-top="0cm" fo:margin-bottom="0.199cm" loext:contextual-spacing="false"/>
      <style:text-properties officeooo:paragraph-rsid="001fe44d" style:font-name-complex="Times New Roman" style:font-size-complex="12pt" style:font-weight-complex="normal"/>
    </style:style>
    <style:style style:name="P36" style:family="paragraph" style:parent-style-name="Üdcberschrift_20_2" style:list-style-name="L16">
      <style:paragraph-properties fo:margin-top="0cm" fo:margin-bottom="0.199cm" loext:contextual-spacing="false"/>
      <style:text-properties officeooo:paragraph-rsid="001fe44d" style:font-name-complex="Times New Roman" style:font-size-complex="12pt" style:font-weight-complex="normal"/>
    </style:style>
    <style:style style:name="P37" style:family="paragraph" style:parent-style-name="Üdcberschrift_20_2" style:list-style-name="L17">
      <style:paragraph-properties fo:margin-top="0cm" fo:margin-bottom="0.199cm" loext:contextual-spacing="false"/>
      <style:text-properties officeooo:paragraph-rsid="001fe44d" style:font-name-complex="Times New Roman" style:font-size-complex="12pt" style:font-weight-complex="normal"/>
    </style:style>
    <style:style style:name="P38" style:family="paragraph" style:parent-style-name="Üdcberschrift_20_2" style:list-style-name="L18">
      <style:paragraph-properties fo:margin-top="0cm" fo:margin-bottom="0.199cm" loext:contextual-spacing="false"/>
      <style:text-properties officeooo:paragraph-rsid="001fe44d" style:font-name-complex="Times New Roman" style:font-size-complex="12pt" style:font-weight-complex="normal"/>
    </style:style>
    <style:style style:name="P39" style:family="paragraph" style:parent-style-name="Üdcberschrift_20_2" style:list-style-name="L19">
      <style:paragraph-properties fo:margin-top="0cm" fo:margin-bottom="0.199cm" loext:contextual-spacing="false"/>
      <style:text-properties officeooo:paragraph-rsid="001fe44d" style:font-name-complex="Times New Roman" style:font-size-complex="12pt" style:font-weight-complex="normal"/>
    </style:style>
    <style:style style:name="P40" style:family="paragraph" style:parent-style-name="Üdcberschrift_20_2" style:list-style-name="L11">
      <style:paragraph-properties fo:margin-top="0cm" fo:margin-bottom="0.199cm" loext:contextual-spacing="false"/>
      <style:text-properties style:text-position="super 58%" officeooo:paragraph-rsid="001c5e32" style:font-name-complex="Times New Roman" style:font-size-complex="12pt" style:font-weight-complex="normal"/>
    </style:style>
    <style:style style:name="P41" style:family="paragraph" style:parent-style-name="Üdcberschrift_20_2" style:list-style-name="L12">
      <style:paragraph-properties fo:margin-top="0cm" fo:margin-bottom="0.199cm" loext:contextual-spacing="false"/>
      <style:text-properties style:text-position="super 58%" officeooo:paragraph-rsid="001e3b64" style:font-name-complex="Times New Roman" style:font-size-complex="12pt" style:font-weight-complex="normal"/>
    </style:style>
    <style:style style:name="P42" style:family="paragraph" style:parent-style-name="Üdcberschrift_20_2" style:list-style-name="L1">
      <style:paragraph-properties fo:margin-top="0.199cm" fo:margin-bottom="0.101cm" loext:contextual-spacing="false"/>
      <style:text-properties style:font-name-complex="Times New Roman" style:font-size-complex="12pt" style:font-weight-complex="normal"/>
    </style:style>
    <style:style style:name="P43" style:family="paragraph" style:parent-style-name="Üdcberschrift_20_2" style:list-style-name="L4">
      <style:paragraph-properties fo:margin-top="0.199cm" fo:margin-bottom="0.101cm" loext:contextual-spacing="false"/>
      <style:text-properties officeooo:paragraph-rsid="0016b05c" style:font-name-complex="Times New Roman" style:font-size-complex="12pt" style:font-weight-complex="normal"/>
    </style:style>
    <style:style style:name="P44" style:family="paragraph" style:parent-style-name="Üdcberschrift_20_2" style:list-style-name="L6">
      <style:paragraph-properties fo:margin-top="0.199cm" fo:margin-bottom="0.101cm" loext:contextual-spacing="false"/>
      <style:text-properties officeooo:paragraph-rsid="00194a7c" style:font-name-complex="Times New Roman" style:font-size-complex="12pt" style:font-weight-complex="normal"/>
    </style:style>
    <style:style style:name="P45" style:family="paragraph" style:parent-style-name="Üdcberschrift_20_2" style:list-style-name="L8">
      <style:paragraph-properties fo:margin-top="0.199cm" fo:margin-bottom="0.101cm" loext:contextual-spacing="false"/>
      <style:text-properties officeooo:paragraph-rsid="001c1166" style:font-name-complex="Times New Roman" style:font-size-complex="12pt" style:font-weight-complex="normal"/>
    </style:style>
    <style:style style:name="P46" style:family="paragraph" style:parent-style-name="Üdcberschrift_20_2" style:list-style-name="L10">
      <style:paragraph-properties fo:margin-top="0.199cm" fo:margin-bottom="0.101cm" loext:contextual-spacing="false"/>
      <style:text-properties officeooo:paragraph-rsid="001c1166" style:font-name-complex="Times New Roman" style:font-size-complex="12pt" style:font-weight-complex="normal"/>
    </style:style>
    <style:style style:name="P47" style:family="paragraph" style:parent-style-name="Üdcberschrift_20_2" style:list-style-name="L13">
      <style:paragraph-properties fo:margin-top="0.199cm" fo:margin-bottom="0.101cm" loext:contextual-spacing="false"/>
      <style:text-properties officeooo:paragraph-rsid="001fe44d" style:font-name-complex="Times New Roman" style:font-size-complex="12pt" style:font-weight-complex="normal"/>
    </style:style>
    <style:style style:name="P48" style:family="paragraph" style:parent-style-name="Üdcberschrift_20_2" style:list-style-name="L14">
      <style:paragraph-properties fo:margin-top="0.199cm" fo:margin-bottom="0.101cm" loext:contextual-spacing="false"/>
      <style:text-properties officeooo:paragraph-rsid="001fe44d" style:font-name-complex="Times New Roman" style:font-size-complex="12pt" style:font-weight-complex="normal"/>
    </style:style>
    <style:style style:name="P49" style:family="paragraph" style:parent-style-name="Üdcberschrift_20_2" style:list-style-name="L15">
      <style:paragraph-properties fo:margin-top="0.199cm" fo:margin-bottom="0.101cm" loext:contextual-spacing="false"/>
      <style:text-properties officeooo:paragraph-rsid="001fe44d" style:font-name-complex="Times New Roman" style:font-size-complex="12pt" style:font-weight-complex="normal"/>
    </style:style>
    <style:style style:name="P50" style:family="paragraph" style:parent-style-name="Üdcberschrift_20_2" style:list-style-name="L16">
      <style:paragraph-properties fo:margin-top="0.199cm" fo:margin-bottom="0.101cm" loext:contextual-spacing="false"/>
      <style:text-properties officeooo:paragraph-rsid="001fe44d" style:font-name-complex="Times New Roman" style:font-size-complex="12pt" style:font-weight-complex="normal"/>
    </style:style>
    <style:style style:name="P51" style:family="paragraph" style:parent-style-name="Üdcberschrift_20_2" style:list-style-name="L17">
      <style:paragraph-properties fo:margin-top="0.199cm" fo:margin-bottom="0.101cm" loext:contextual-spacing="false"/>
      <style:text-properties officeooo:paragraph-rsid="001fe44d" style:font-name-complex="Times New Roman" style:font-size-complex="12pt" style:font-weight-complex="normal"/>
    </style:style>
    <style:style style:name="P52" style:family="paragraph" style:parent-style-name="Üdcberschrift_20_2" style:list-style-name="L18">
      <style:paragraph-properties fo:margin-top="0.199cm" fo:margin-bottom="0.101cm" loext:contextual-spacing="false"/>
      <style:text-properties officeooo:paragraph-rsid="001fe44d" style:font-name-complex="Times New Roman" style:font-size-complex="12pt" style:font-weight-complex="normal"/>
    </style:style>
    <style:style style:name="P53" style:family="paragraph" style:parent-style-name="Üdcberschrift_20_2" style:list-style-name="L19">
      <style:paragraph-properties fo:margin-top="0.199cm" fo:margin-bottom="0.101cm" loext:contextual-spacing="false"/>
      <style:text-properties officeooo:paragraph-rsid="001fe44d" style:font-name-complex="Times New Roman" style:font-size-complex="12pt" style:font-weight-complex="normal"/>
    </style:style>
    <style:style style:name="P54" style:family="paragraph" style:parent-style-name="Üdcberschrift_20_2" style:list-style-name="L20">
      <style:paragraph-properties fo:margin-top="0.199cm" fo:margin-bottom="0.101cm" loext:contextual-spacing="false"/>
      <style:text-properties officeooo:paragraph-rsid="001fe44d" style:font-name-complex="Times New Roman" style:font-size-complex="12pt" style:font-weight-complex="normal"/>
    </style:style>
    <style:style style:name="P55" style:family="paragraph" style:parent-style-name="Üdcberschrift_20_2" style:list-style-name="L10">
      <style:paragraph-properties fo:margin-top="0.199cm" fo:margin-bottom="0.101cm" loext:contextual-spacing="false"/>
      <style:text-properties style:text-position="super 58%" officeooo:paragraph-rsid="001c1166" style:font-name-complex="Times New Roman" style:font-size-complex="12pt" style:font-weight-complex="normal"/>
    </style:style>
    <style:style style:name="P56" style:family="paragraph" style:parent-style-name="Üdcberschrift_20_2" style:list-style-name="L11">
      <style:paragraph-properties fo:margin-top="0.199cm" fo:margin-bottom="0.101cm" loext:contextual-spacing="false"/>
      <style:text-properties style:text-position="super 58%" officeooo:paragraph-rsid="001c5e32" style:font-name-complex="Times New Roman" style:font-size-complex="12pt" style:font-weight-complex="normal"/>
    </style:style>
    <style:style style:name="P57" style:family="paragraph" style:parent-style-name="Üdcberschrift_20_2" style:list-style-name="L12">
      <style:paragraph-properties fo:margin-top="0.199cm" fo:margin-bottom="0.101cm" loext:contextual-spacing="false"/>
      <style:text-properties style:text-position="super 58%" officeooo:paragraph-rsid="001e3b64" style:font-name-complex="Times New Roman" style:font-size-complex="12pt" style:font-weight-complex="normal"/>
    </style:style>
    <style:style style:name="P58" style:family="paragraph" style:parent-style-name="Textköf6rper" style:list-style-name="L2"/>
    <style:style style:name="P59" style:family="paragraph" style:parent-style-name="Textköf6rper" style:list-style-name="L3"/>
    <style:style style:name="P60" style:family="paragraph" style:parent-style-name="Textköf6rper" style:list-style-name="L5">
      <style:text-properties officeooo:paragraph-rsid="00194a7c"/>
    </style:style>
    <style:style style:name="P61" style:family="paragraph" style:parent-style-name="Textköf6rper" style:list-style-name="L7">
      <style:text-properties officeooo:paragraph-rsid="00194a7c"/>
    </style:style>
    <style:style style:name="P62" style:family="paragraph" style:parent-style-name="Textköf6rper" style:list-style-name="L9">
      <style:text-properties officeooo:paragraph-rsid="001c1166"/>
    </style:style>
    <style:style style:name="P63" style:family="paragraph" style:parent-style-name="Textköf6rper" style:list-style-name="L10">
      <style:text-properties officeooo:paragraph-rsid="001c1166"/>
    </style:style>
    <style:style style:name="P64" style:family="paragraph" style:parent-style-name="Textköf6rper" style:list-style-name="L10">
      <style:text-properties style:text-position="super 58%" officeooo:paragraph-rsid="001c1166"/>
    </style:style>
    <style:style style:name="P65" style:family="paragraph" style:parent-style-name="Textköf6rper" style:list-style-name="L11">
      <style:text-properties style:text-position="super 58%" officeooo:paragraph-rsid="001c5e32"/>
    </style:style>
    <style:style style:name="P66" style:family="paragraph" style:parent-style-name="Textköf6rper" style:list-style-name="L12">
      <style:text-properties style:text-position="super 58%" officeooo:paragraph-rsid="001e3b64"/>
    </style:style>
    <style:style style:name="P67" style:family="paragraph" style:parent-style-name="Textköf6rper" style:list-style-name="L11">
      <style:text-properties officeooo:paragraph-rsid="001c5e32"/>
    </style:style>
    <style:style style:name="P68" style:family="paragraph" style:parent-style-name="Textköf6rper" style:list-style-name="L12">
      <style:text-properties officeooo:paragraph-rsid="001e3b64"/>
    </style:style>
    <style:style style:name="P69" style:family="paragraph" style:parent-style-name="Textköf6rper" style:list-style-name="L13">
      <style:text-properties officeooo:paragraph-rsid="001fe44d"/>
    </style:style>
    <style:style style:name="P70" style:family="paragraph" style:parent-style-name="Textköf6rper" style:list-style-name="L14">
      <style:text-properties officeooo:paragraph-rsid="001fe44d"/>
    </style:style>
    <style:style style:name="P71" style:family="paragraph" style:parent-style-name="Textköf6rper" style:list-style-name="L14">
      <style:text-properties officeooo:paragraph-rsid="00207c9a"/>
    </style:style>
    <style:style style:name="P72" style:family="paragraph" style:parent-style-name="Textköf6rper" style:list-style-name="L15">
      <style:text-properties officeooo:paragraph-rsid="001fe44d"/>
    </style:style>
    <style:style style:name="P73" style:family="paragraph" style:parent-style-name="Textköf6rper" style:list-style-name="L15">
      <style:text-properties officeooo:paragraph-rsid="00207c9a"/>
    </style:style>
    <style:style style:name="P74" style:family="paragraph" style:parent-style-name="Textköf6rper" style:list-style-name="L16">
      <style:text-properties officeooo:paragraph-rsid="001fe44d"/>
    </style:style>
    <style:style style:name="P75" style:family="paragraph" style:parent-style-name="Textköf6rper" style:list-style-name="L16">
      <style:text-properties officeooo:paragraph-rsid="00207c9a"/>
    </style:style>
    <style:style style:name="P76" style:family="paragraph" style:parent-style-name="Textköf6rper" style:list-style-name="L17">
      <style:text-properties officeooo:paragraph-rsid="001fe44d"/>
    </style:style>
    <style:style style:name="P77" style:family="paragraph" style:parent-style-name="Textköf6rper" style:list-style-name="L18">
      <style:text-properties officeooo:paragraph-rsid="001fe44d"/>
    </style:style>
    <style:style style:name="P78" style:family="paragraph" style:parent-style-name="Textköf6rper" style:list-style-name="L18">
      <style:text-properties officeooo:paragraph-rsid="00207c9a"/>
    </style:style>
    <style:style style:name="P79" style:family="paragraph" style:parent-style-name="Textköf6rper" style:list-style-name="L18">
      <style:text-properties officeooo:paragraph-rsid="0020a451"/>
    </style:style>
    <style:style style:name="P80" style:family="paragraph" style:parent-style-name="Textköf6rper" style:list-style-name="L19">
      <style:text-properties officeooo:paragraph-rsid="001fe44d"/>
    </style:style>
    <style:style style:name="P81" style:family="paragraph" style:parent-style-name="Textköf6rper" style:list-style-name="L19">
      <style:text-properties officeooo:paragraph-rsid="0020a451"/>
    </style:style>
    <style:style style:name="P82" style:family="paragraph" style:parent-style-name="Textköf6rper" style:list-style-name="L20">
      <style:text-properties officeooo:paragraph-rsid="001fe44d"/>
    </style:style>
    <style:style style:name="P83" style:family="paragraph" style:parent-style-name="Textköf6rper" style:list-style-name="L21">
      <style:text-properties officeooo:paragraph-rsid="00207c9a"/>
    </style:style>
    <style:style style:name="P84" style:family="paragraph" style:parent-style-name="Textköf6rper" style:list-style-name="L11">
      <style:paragraph-properties fo:margin-top="0cm" fo:margin-bottom="0.499cm" loext:contextual-spacing="false">
        <style:tab-stops>
          <style:tab-stop style:position="15.984cm" style:type="right"/>
        </style:tab-stops>
      </style:paragraph-properties>
      <style:text-properties officeooo:paragraph-rsid="001c5e32"/>
    </style:style>
    <style:style style:name="P85" style:family="paragraph" style:parent-style-name="Textköf6rper" style:list-style-name="L12">
      <style:paragraph-properties fo:margin-top="0cm" fo:margin-bottom="0.499cm" loext:contextual-spacing="false">
        <style:tab-stops>
          <style:tab-stop style:position="15.984cm" style:type="right"/>
        </style:tab-stops>
      </style:paragraph-properties>
      <style:text-properties officeooo:paragraph-rsid="001e3b64"/>
    </style:style>
    <style:style style:name="P86" style:family="paragraph" style:parent-style-name="Textköf6rper" style:list-style-name="L13">
      <style:paragraph-properties fo:margin-top="0cm" fo:margin-bottom="0.499cm" loext:contextual-spacing="false">
        <style:tab-stops>
          <style:tab-stop style:position="15.984cm" style:type="right"/>
        </style:tab-stops>
      </style:paragraph-properties>
      <style:text-properties officeooo:paragraph-rsid="001fe44d"/>
    </style:style>
    <style:style style:name="P87" style:family="paragraph" style:parent-style-name="Textköf6rper" style:list-style-name="L14">
      <style:paragraph-properties fo:margin-top="0cm" fo:margin-bottom="0.499cm" loext:contextual-spacing="false">
        <style:tab-stops>
          <style:tab-stop style:position="15.984cm" style:type="right"/>
        </style:tab-stops>
      </style:paragraph-properties>
      <style:text-properties officeooo:paragraph-rsid="001fe44d"/>
    </style:style>
    <style:style style:name="P88" style:family="paragraph" style:parent-style-name="Textköf6rper" style:list-style-name="L15">
      <style:paragraph-properties fo:margin-top="0cm" fo:margin-bottom="0.499cm" loext:contextual-spacing="false">
        <style:tab-stops>
          <style:tab-stop style:position="15.984cm" style:type="right"/>
        </style:tab-stops>
      </style:paragraph-properties>
      <style:text-properties officeooo:paragraph-rsid="001fe44d"/>
    </style:style>
    <style:style style:name="P89" style:family="paragraph" style:parent-style-name="Textköf6rper" style:list-style-name="L16">
      <style:paragraph-properties fo:margin-top="0cm" fo:margin-bottom="0.499cm" loext:contextual-spacing="false">
        <style:tab-stops>
          <style:tab-stop style:position="15.984cm" style:type="right"/>
        </style:tab-stops>
      </style:paragraph-properties>
      <style:text-properties officeooo:paragraph-rsid="001fe44d"/>
    </style:style>
    <style:style style:name="P90" style:family="paragraph" style:parent-style-name="Textköf6rper" style:list-style-name="L17">
      <style:paragraph-properties fo:margin-top="0cm" fo:margin-bottom="0.499cm" loext:contextual-spacing="false">
        <style:tab-stops>
          <style:tab-stop style:position="15.984cm" style:type="right"/>
        </style:tab-stops>
      </style:paragraph-properties>
      <style:text-properties officeooo:paragraph-rsid="001fe44d"/>
    </style:style>
    <style:style style:name="P91" style:family="paragraph" style:parent-style-name="Textköf6rper" style:list-style-name="L18">
      <style:paragraph-properties fo:margin-top="0cm" fo:margin-bottom="0.499cm" loext:contextual-spacing="false">
        <style:tab-stops>
          <style:tab-stop style:position="15.984cm" style:type="right"/>
        </style:tab-stops>
      </style:paragraph-properties>
      <style:text-properties officeooo:paragraph-rsid="001fe44d"/>
    </style:style>
    <style:style style:name="P92" style:family="paragraph" style:parent-style-name="Textköf6rper" style:list-style-name="L19">
      <style:paragraph-properties fo:margin-top="0cm" fo:margin-bottom="0.499cm" loext:contextual-spacing="false">
        <style:tab-stops>
          <style:tab-stop style:position="15.984cm" style:type="right"/>
        </style:tab-stops>
      </style:paragraph-properties>
      <style:text-properties officeooo:paragraph-rsid="001fe44d"/>
    </style:style>
    <style:style style:name="P93" style:family="paragraph" style:parent-style-name="Title" style:master-page-name="MP0">
      <style:paragraph-properties fo:margin-top="3cm" fo:margin-bottom="0.199cm" loext:contextual-spacing="false" style:page-number="auto"/>
      <style:text-properties style:font-name-complex="Times New Roman" style:font-size-complex="12pt" style:font-weight-complex="normal"/>
    </style:style>
    <style:style style:name="T1" style:family="text">
      <style:text-properties style:font-name="Arial" fo:font-size="14pt" style:font-size-asian="14pt"/>
    </style:style>
    <style:style style:name="T2" style:family="text">
      <style:text-properties style:font-name="Arial" fo:font-size="14pt" style:font-size-asian="14pt" style:font-size-complex="14pt"/>
    </style:style>
    <style:style style:name="T3" style:family="text">
      <style:text-properties officeooo:rsid="0016b05c"/>
    </style:style>
    <style:style style:name="T4" style:family="text">
      <style:text-properties fo:font-size="14pt" fo:font-style="italic" style:font-size-asian="14pt" style:font-style-asian="italic"/>
    </style:style>
    <style:style style:name="T5" style:family="text">
      <style:text-properties fo:font-size="14pt" fo:font-style="italic" style:font-size-asian="14pt" style:font-style-asian="italic" style:font-name-complex="Times New Roman"/>
    </style:style>
    <style:style style:name="T6" style:family="text">
      <style:text-properties fo:font-size="14pt" fo:font-style="italic" officeooo:rsid="0017fe6d" style:font-size-asian="14pt" style:font-style-asian="italic" style:font-name-complex="Times New Roman" style:font-size-complex="12pt" style:font-weight-complex="normal"/>
    </style:style>
    <style:style style:name="T7" style:family="text">
      <style:text-properties fo:font-size="14pt" fo:font-style="italic" officeooo:rsid="001fe44d" style:font-size-asian="14pt" style:font-style-asian="italic" style:font-name-complex="Times New Roman" style:font-size-complex="12pt" style:font-weight-complex="normal"/>
    </style:style>
    <style:style style:name="T8" style:family="text">
      <style:text-properties fo:font-size="14pt" fo:font-style="italic" officeooo:rsid="00207c9a" style:font-size-asian="14pt" style:font-style-asian="italic" style:font-name-complex="Times New Roman" style:font-size-complex="12pt" style:font-weight-complex="normal"/>
    </style:style>
    <style:style style:name="T9" style:family="text">
      <style:text-properties fo:font-size="14pt" fo:font-style="italic" officeooo:rsid="0020a451" style:font-size-asian="14pt" style:font-style-asian="italic" style:font-name-complex="Times New Roman" style:font-size-complex="12pt" style:font-weight-complex="normal"/>
    </style:style>
    <style:style style:name="T10" style:family="text">
      <style:text-properties fo:font-size="14pt" fo:font-style="italic" officeooo:rsid="0016b05c" style:font-size-asian="14pt" style:font-style-asian="italic"/>
    </style:style>
    <style:style style:name="T11" style:family="text">
      <style:text-properties fo:font-size="14pt" fo:font-style="italic" officeooo:rsid="0017fe6d" style:font-size-asian="14pt" style:font-style-asian="italic"/>
    </style:style>
    <style:style style:name="T12" style:family="text">
      <style:text-properties fo:font-size="14pt" fo:font-style="italic" officeooo:rsid="00194a7c" style:font-size-asian="14pt" style:font-style-asian="italic"/>
    </style:style>
    <style:style style:name="T13" style:family="text">
      <style:text-properties fo:font-size="14pt" fo:font-style="italic" officeooo:rsid="001c1166" style:font-size-asian="14pt" style:font-style-asian="italic"/>
    </style:style>
    <style:style style:name="T14" style:family="text">
      <style:text-properties fo:font-size="14pt" fo:font-style="italic" officeooo:rsid="001fe44d" style:font-size-asian="14pt" style:font-style-asian="italic"/>
    </style:style>
    <style:style style:name="T15" style:family="text">
      <style:text-properties fo:font-size="14pt" fo:font-style="italic" officeooo:rsid="00207c9a" style:font-size-asian="14pt" style:font-style-asian="italic"/>
    </style:style>
    <style:style style:name="T16" style:family="text">
      <style:text-properties fo:font-size="14pt" fo:font-style="italic" officeooo:rsid="0020a451" style:font-size-asian="14pt" style:font-style-asian="italic"/>
    </style:style>
    <style:style style:name="T17" style:family="text">
      <style:text-properties fo:font-size="14pt" fo:font-style="italic" fo:font-weight="bold" style:font-size-asian="14pt" style:font-style-asian="italic" style:font-weight-asian="bold"/>
    </style:style>
    <style:style style:name="T18" style:family="text">
      <style:text-properties fo:font-size="14pt" fo:font-weight="bold" style:font-size-asian="14pt" style:font-weight-asian="bold" style:font-name-complex="Times New Roman"/>
    </style:style>
    <style:style style:name="T19" style:family="text">
      <style:text-properties fo:font-size="14pt" style:font-size-asian="14pt"/>
    </style:style>
    <style:style style:name="T20" style:family="text">
      <style:text-properties fo:font-size="14pt" style:font-size-asian="14pt" style:font-name-complex="Times New Roman" style:font-size-complex="12pt" style:font-weight-complex="normal"/>
    </style:style>
    <style:style style:name="T21" style:family="text">
      <style:text-properties fo:font-size="11pt" style:font-size-asian="11pt"/>
    </style:style>
    <style:style style:name="T22" style:family="text">
      <style:text-properties fo:font-size="12pt" fo:font-style="italic" officeooo:rsid="00197d09" style:font-size-asian="10.5pt" style:font-style-asian="italic" style:font-name-complex="Times New Roman" style:font-size-complex="12pt"/>
    </style:style>
    <style:style style:name="T23" style:family="text">
      <style:text-properties style:font-name="Liberation Serif" fo:font-size="14pt" fo:font-style="italic" officeooo:rsid="00197d09" style:letter-kerning="true" style:font-name-asian="Times New Roman" style:font-size-asian="14pt" style:language-asian="zh" style:country-asian="CN" style:font-style-asian="italic" style:font-name-complex="Times New Roman" style:font-size-complex="12pt" style:language-complex="hi" style:country-complex="IN"/>
    </style:style>
    <style:style style:name="T24" style:family="text">
      <style:text-properties style:font-name="Liberation Serif" fo:font-size="14pt" fo:font-style="italic" officeooo:rsid="00261e15" style:letter-kerning="true" style:font-name-asian="Times New Roman" style:font-size-asian="14pt" style:language-asian="zh" style:country-asian="CN" style:font-style-asian="italic" style:font-name-complex="Times New Roman" style:font-size-complex="12pt" style:language-complex="hi" style:country-complex="IN"/>
    </style:style>
    <style:style style:name="T25" style:family="text">
      <style:text-properties style:font-name-complex="Times New Roman" style:font-size-complex="12pt" style:font-weight-complex="normal"/>
    </style:style>
    <style:style style:name="T26" style:family="text">
      <style:text-properties officeooo:rsid="0017fe6d" style:font-name-complex="Times New Roman" style:font-size-complex="12pt" style:font-weight-complex="normal"/>
    </style:style>
    <style:style style:name="T27" style:family="text">
      <style:text-properties officeooo:rsid="00194a7c" style:font-name-complex="Times New Roman" style:font-size-complex="12pt" style:font-weight-complex="normal"/>
    </style:style>
    <style:style style:name="T28" style:family="text">
      <style:text-properties officeooo:rsid="001c1166"/>
    </style:style>
    <style:style style:name="T29" style:family="text">
      <style:text-properties officeooo:rsid="001c5e32"/>
    </style:style>
    <style:style style:name="T30" style:family="text">
      <style:text-properties style:text-position="super 58%" fo:font-size="14pt" fo:font-style="italic" style:font-size-asian="14pt" style:font-style-asian="italic"/>
    </style:style>
    <style:style style:name="T31" style:family="text">
      <style:text-properties style:text-position="super 58%" fo:font-size="14pt" fo:font-style="italic" officeooo:rsid="0017fe6d" style:font-size-asian="14pt" style:font-style-asian="italic" style:font-name-complex="Times New Roman" style:font-size-complex="12pt" style:font-weight-complex="normal"/>
    </style:style>
    <style:style style:name="T32" style:family="text">
      <style:text-properties style:text-position="super 58%" fo:font-size="14pt" fo:font-style="italic" officeooo:rsid="001dbdd1" style:font-size-asian="14pt" style:font-style-asian="italic" style:font-name-complex="Times New Roman" style:font-size-complex="12pt" style:font-weight-complex="normal"/>
    </style:style>
    <style:style style:name="T33" style:family="text">
      <style:text-properties style:text-position="super 58%" fo:font-size="14pt" fo:font-style="italic" officeooo:rsid="001e3b64" style:font-size-asian="14pt" style:font-style-asian="italic" style:font-name-complex="Times New Roman" style:font-size-complex="12pt" style:font-weight-complex="normal"/>
    </style:style>
    <style:style style:name="T34" style:family="text">
      <style:text-properties style:text-position="super 58%" fo:font-size="14pt" fo:font-style="italic" officeooo:rsid="001c5e32" style:font-size-asian="14pt" style:font-style-asian="italic"/>
    </style:style>
    <style:style style:name="T35" style:family="text">
      <style:text-properties style:text-position="super 58%" fo:font-size="14pt" fo:font-style="italic" officeooo:rsid="001e3b64" style:font-size-asian="14pt" style:font-style-asian="italic"/>
    </style:style>
    <style:style style:name="T36" style:family="text">
      <style:text-properties style:text-position="super 58%" fo:font-size="14pt" style:font-size-asian="14pt"/>
    </style:style>
    <style:style style:name="T37" style:family="text">
      <style:text-properties style:text-position="super 58%" fo:font-size="14pt" officeooo:rsid="001c5e32" style:font-size-asian="14pt"/>
    </style:style>
    <style:style style:name="T38" style:family="text">
      <style:text-properties officeooo:rsid="001fe44d"/>
    </style:style>
    <text:list-style style:name="L1">
      <text:list-level-style-number text:level="1" style:num-format="">
        <style:list-level-properties text:min-label-width="0.762cm"/>
      </text:list-level-style-number>
      <text:list-level-style-number text:level="2" style:num-format="">
        <style:list-level-properties text:min-label-width="1.016cm"/>
      </text:list-level-style-number>
      <text:list-level-style-number text:level="3" style:num-format="">
        <style:list-level-properties text:min-label-width="1.27cm"/>
      </text:list-level-style-number>
      <text:list-level-style-number text:level="4" style:num-format="">
        <style:list-level-properties text:min-label-width="1.524cm"/>
      </text:list-level-style-number>
      <text:list-level-style-number text:level="5" style:num-format="">
        <style:list-level-properties text:min-label-width="1.778cm"/>
      </text:list-level-style-number>
      <text:list-level-style-number text:level="6" style:num-format="">
        <style:list-level-properties text:min-label-width="2.032cm"/>
      </text:list-level-style-number>
      <text:list-level-style-number text:level="7" style:num-format="">
        <style:list-level-properties text:min-label-width="2.286cm"/>
      </text:list-level-style-number>
      <text:list-level-style-number text:level="8" style:num-format="">
        <style:list-level-properties text:min-label-width="2.54cm"/>
      </text:list-level-style-number>
      <text:list-level-style-number text:level="9" style:num-format="">
        <style:list-level-properties text:min-label-width="2.79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space-before="0.635cm" text:min-label-width="0.635cm"/>
        <style:text-properties style:font-name="OpenSymbol"/>
      </text:list-level-style-bullet>
      <text:list-level-style-bullet text:level="2" text:style-name="WW_5f_CharLFO2LVL2" text:bullet-char="◦">
        <style:list-level-properties text:space-before="1.27cm" text:min-label-width="0.635cm"/>
        <style:text-properties style:font-name="OpenSymbol"/>
      </text:list-level-style-bullet>
      <text:list-level-style-bullet text:level="3" text:style-name="WW_5f_CharLFO2LVL3" text:bullet-char="▪">
        <style:list-level-properties text:space-before="1.905cm" text:min-label-width="0.635cm"/>
        <style:text-properties style:font-name="OpenSymbol"/>
      </text:list-level-style-bullet>
      <text:list-level-style-bullet text:level="4" text:style-name="WW_5f_CharLFO2LVL4" text:bullet-char="•">
        <style:list-level-properties text:space-before="2.54cm" text:min-label-width="0.635cm"/>
        <style:text-properties style:font-name="OpenSymbol"/>
      </text:list-level-style-bullet>
      <text:list-level-style-bullet text:level="5" text:style-name="WW_5f_CharLFO2LVL5" text:bullet-char="◦">
        <style:list-level-properties text:space-before="3.175cm" text:min-label-width="0.635cm"/>
        <style:text-properties style:font-name="OpenSymbol"/>
      </text:list-level-style-bullet>
      <text:list-level-style-bullet text:level="6" text:style-name="WW_5f_CharLFO2LVL6" text:bullet-char="▪">
        <style:list-level-properties text:space-before="3.81cm" text:min-label-width="0.635cm"/>
        <style:text-properties style:font-name="OpenSymbol"/>
      </text:list-level-style-bullet>
      <text:list-level-style-bullet text:level="7" text:style-name="WW_5f_CharLFO2LVL7" text:bullet-char="•">
        <style:list-level-properties text:space-before="4.445cm" text:min-label-width="0.635cm"/>
        <style:text-properties style:font-name="OpenSymbol"/>
      </text:list-level-style-bullet>
      <text:list-level-style-bullet text:level="8" text:style-name="WW_5f_CharLFO2LVL8" text:bullet-char="◦">
        <style:list-level-properties text:space-before="5.08cm" text:min-label-width="0.635cm"/>
        <style:text-properties style:font-name="OpenSymbol"/>
      </text:list-level-style-bullet>
      <text:list-level-style-bullet text:level="9" text:style-name="WW_5f_CharLFO2LVL9" text:bullet-char="▪">
        <style:list-level-properties text:space-before="5.715cm" text:min-label-width="0.635cm"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format="">
        <style:list-level-properties text:min-label-width="0.762cm"/>
      </text:list-level-style-number>
      <text:list-level-style-number text:level="2" style:num-format="">
        <style:list-level-properties text:min-label-width="1.016cm"/>
      </text:list-level-style-number>
      <text:list-level-style-number text:level="3" style:num-format="">
        <style:list-level-properties text:min-label-width="1.27cm"/>
      </text:list-level-style-number>
      <text:list-level-style-number text:level="4" style:num-format="">
        <style:list-level-properties text:min-label-width="1.524cm"/>
      </text:list-level-style-number>
      <text:list-level-style-number text:level="5" style:num-format="">
        <style:list-level-properties text:min-label-width="1.778cm"/>
      </text:list-level-style-number>
      <text:list-level-style-number text:level="6" style:num-format="">
        <style:list-level-properties text:min-label-width="2.032cm"/>
      </text:list-level-style-number>
      <text:list-level-style-number text:level="7" style:num-format="">
        <style:list-level-properties text:min-label-width="2.286cm"/>
      </text:list-level-style-number>
      <text:list-level-style-number text:level="8" style:num-format="">
        <style:list-level-properties text:min-label-width="2.54cm"/>
      </text:list-level-style-number>
      <text:list-level-style-number text:level="9" style:num-format="">
        <style:list-level-properties text:min-label-width="2.79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format="">
        <style:list-level-properties text:min-label-width="0.762cm"/>
      </text:list-level-style-number>
      <text:list-level-style-number text:level="2" style:num-format="">
        <style:list-level-properties text:min-label-width="1.016cm"/>
      </text:list-level-style-number>
      <text:list-level-style-number text:level="3" style:num-format="">
        <style:list-level-properties text:min-label-width="1.27cm"/>
      </text:list-level-style-number>
      <text:list-level-style-number text:level="4" style:num-format="">
        <style:list-level-properties text:min-label-width="1.524cm"/>
      </text:list-level-style-number>
      <text:list-level-style-number text:level="5" style:num-format="">
        <style:list-level-properties text:min-label-width="1.778cm"/>
      </text:list-level-style-number>
      <text:list-level-style-number text:level="6" style:num-format="">
        <style:list-level-properties text:min-label-width="2.032cm"/>
      </text:list-level-style-number>
      <text:list-level-style-number text:level="7" style:num-format="">
        <style:list-level-properties text:min-label-width="2.286cm"/>
      </text:list-level-style-number>
      <text:list-level-style-number text:level="8" style:num-format="">
        <style:list-level-properties text:min-label-width="2.54cm"/>
      </text:list-level-style-number>
      <text:list-level-style-number text:level="9" style:num-format="">
        <style:list-level-properties text:min-label-width="2.79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format="">
        <style:list-level-properties text:min-label-width="0.762cm"/>
      </text:list-level-style-number>
      <text:list-level-style-number text:level="2" style:num-format="">
        <style:list-level-properties text:min-label-width="1.016cm"/>
      </text:list-level-style-number>
      <text:list-level-style-number text:level="3" style:num-format="">
        <style:list-level-properties text:min-label-width="1.27cm"/>
      </text:list-level-style-number>
      <text:list-level-style-number text:level="4" style:num-format="">
        <style:list-level-properties text:min-label-width="1.524cm"/>
      </text:list-level-style-number>
      <text:list-level-style-number text:level="5" style:num-format="">
        <style:list-level-properties text:min-label-width="1.778cm"/>
      </text:list-level-style-number>
      <text:list-level-style-number text:level="6" style:num-format="">
        <style:list-level-properties text:min-label-width="2.032cm"/>
      </text:list-level-style-number>
      <text:list-level-style-number text:level="7" style:num-format="">
        <style:list-level-properties text:min-label-width="2.286cm"/>
      </text:list-level-style-number>
      <text:list-level-style-number text:level="8" style:num-format="">
        <style:list-level-properties text:min-label-width="2.54cm"/>
      </text:list-level-style-number>
      <text:list-level-style-number text:level="9" style:num-format="">
        <style:list-level-properties text:min-label-width="2.79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format="">
        <style:list-level-properties text:min-label-width="0.762cm"/>
      </text:list-level-style-number>
      <text:list-level-style-number text:level="2" style:num-format="">
        <style:list-level-properties text:min-label-width="1.016cm"/>
      </text:list-level-style-number>
      <text:list-level-style-number text:level="3" style:num-format="">
        <style:list-level-properties text:min-label-width="1.27cm"/>
      </text:list-level-style-number>
      <text:list-level-style-number text:level="4" style:num-format="">
        <style:list-level-properties text:min-label-width="1.524cm"/>
      </text:list-level-style-number>
      <text:list-level-style-number text:level="5" style:num-format="">
        <style:list-level-properties text:min-label-width="1.778cm"/>
      </text:list-level-style-number>
      <text:list-level-style-number text:level="6" style:num-format="">
        <style:list-level-properties text:min-label-width="2.032cm"/>
      </text:list-level-style-number>
      <text:list-level-style-number text:level="7" style:num-format="">
        <style:list-level-properties text:min-label-width="2.286cm"/>
      </text:list-level-style-number>
      <text:list-level-style-number text:level="8" style:num-format="">
        <style:list-level-properties text:min-label-width="2.54cm"/>
      </text:list-level-style-number>
      <text:list-level-style-number text:level="9" style:num-format="">
        <style:list-level-properties text:min-label-width="2.79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format="">
        <style:list-level-properties text:min-label-width="0.762cm"/>
      </text:list-level-style-number>
      <text:list-level-style-number text:level="2" style:num-format="">
        <style:list-level-properties text:min-label-width="1.016cm"/>
      </text:list-level-style-number>
      <text:list-level-style-number text:level="3" style:num-format="">
        <style:list-level-properties text:min-label-width="1.27cm"/>
      </text:list-level-style-number>
      <text:list-level-style-number text:level="4" style:num-format="">
        <style:list-level-properties text:min-label-width="1.524cm"/>
      </text:list-level-style-number>
      <text:list-level-style-number text:level="5" style:num-format="">
        <style:list-level-properties text:min-label-width="1.778cm"/>
      </text:list-level-style-number>
      <text:list-level-style-number text:level="6" style:num-format="">
        <style:list-level-properties text:min-label-width="2.032cm"/>
      </text:list-level-style-number>
      <text:list-level-style-number text:level="7" style:num-format="">
        <style:list-level-properties text:min-label-width="2.286cm"/>
      </text:list-level-style-number>
      <text:list-level-style-number text:level="8" style:num-format="">
        <style:list-level-properties text:min-label-width="2.54cm"/>
      </text:list-level-style-number>
      <text:list-level-style-number text:level="9" style:num-format="">
        <style:list-level-properties text:min-label-width="2.79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format="">
        <style:list-level-properties text:min-label-width="0.762cm"/>
      </text:list-level-style-number>
      <text:list-level-style-number text:level="2" style:num-format="">
        <style:list-level-properties text:min-label-width="1.016cm"/>
      </text:list-level-style-number>
      <text:list-level-style-number text:level="3" style:num-format="">
        <style:list-level-properties text:min-label-width="1.27cm"/>
      </text:list-level-style-number>
      <text:list-level-style-number text:level="4" style:num-format="">
        <style:list-level-properties text:min-label-width="1.524cm"/>
      </text:list-level-style-number>
      <text:list-level-style-number text:level="5" style:num-format="">
        <style:list-level-properties text:min-label-width="1.778cm"/>
      </text:list-level-style-number>
      <text:list-level-style-number text:level="6" style:num-format="">
        <style:list-level-properties text:min-label-width="2.032cm"/>
      </text:list-level-style-number>
      <text:list-level-style-number text:level="7" style:num-format="">
        <style:list-level-properties text:min-label-width="2.286cm"/>
      </text:list-level-style-number>
      <text:list-level-style-number text:level="8" style:num-format="">
        <style:list-level-properties text:min-label-width="2.54cm"/>
      </text:list-level-style-number>
      <text:list-level-style-number text:level="9" style:num-format="">
        <style:list-level-properties text:min-label-width="2.79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style:num-format="">
        <style:list-level-properties text:min-label-width="0.762cm"/>
      </text:list-level-style-number>
      <text:list-level-style-number text:level="2" style:num-format="">
        <style:list-level-properties text:min-label-width="1.016cm"/>
      </text:list-level-style-number>
      <text:list-level-style-number text:level="3" style:num-format="">
        <style:list-level-properties text:min-label-width="1.27cm"/>
      </text:list-level-style-number>
      <text:list-level-style-number text:level="4" style:num-format="">
        <style:list-level-properties text:min-label-width="1.524cm"/>
      </text:list-level-style-number>
      <text:list-level-style-number text:level="5" style:num-format="">
        <style:list-level-properties text:min-label-width="1.778cm"/>
      </text:list-level-style-number>
      <text:list-level-style-number text:level="6" style:num-format="">
        <style:list-level-properties text:min-label-width="2.032cm"/>
      </text:list-level-style-number>
      <text:list-level-style-number text:level="7" style:num-format="">
        <style:list-level-properties text:min-label-width="2.286cm"/>
      </text:list-level-style-number>
      <text:list-level-style-number text:level="8" style:num-format="">
        <style:list-level-properties text:min-label-width="2.54cm"/>
      </text:list-level-style-number>
      <text:list-level-style-number text:level="9" style:num-format="">
        <style:list-level-properties text:min-label-width="2.79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format="">
        <style:list-level-properties text:min-label-width="0.762cm"/>
      </text:list-level-style-number>
      <text:list-level-style-number text:level="2" style:num-format="">
        <style:list-level-properties text:min-label-width="1.016cm"/>
      </text:list-level-style-number>
      <text:list-level-style-number text:level="3" style:num-format="">
        <style:list-level-properties text:min-label-width="1.27cm"/>
      </text:list-level-style-number>
      <text:list-level-style-number text:level="4" style:num-format="">
        <style:list-level-properties text:min-label-width="1.524cm"/>
      </text:list-level-style-number>
      <text:list-level-style-number text:level="5" style:num-format="">
        <style:list-level-properties text:min-label-width="1.778cm"/>
      </text:list-level-style-number>
      <text:list-level-style-number text:level="6" style:num-format="">
        <style:list-level-properties text:min-label-width="2.032cm"/>
      </text:list-level-style-number>
      <text:list-level-style-number text:level="7" style:num-format="">
        <style:list-level-properties text:min-label-width="2.286cm"/>
      </text:list-level-style-number>
      <text:list-level-style-number text:level="8" style:num-format="">
        <style:list-level-properties text:min-label-width="2.54cm"/>
      </text:list-level-style-number>
      <text:list-level-style-number text:level="9" style:num-format="">
        <style:list-level-properties text:min-label-width="2.79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style:num-format="">
        <style:list-level-properties text:min-label-width="0.762cm"/>
      </text:list-level-style-number>
      <text:list-level-style-number text:level="2" style:num-format="">
        <style:list-level-properties text:min-label-width="1.016cm"/>
      </text:list-level-style-number>
      <text:list-level-style-number text:level="3" style:num-format="">
        <style:list-level-properties text:min-label-width="1.27cm"/>
      </text:list-level-style-number>
      <text:list-level-style-number text:level="4" style:num-format="">
        <style:list-level-properties text:min-label-width="1.524cm"/>
      </text:list-level-style-number>
      <text:list-level-style-number text:level="5" style:num-format="">
        <style:list-level-properties text:min-label-width="1.778cm"/>
      </text:list-level-style-number>
      <text:list-level-style-number text:level="6" style:num-format="">
        <style:list-level-properties text:min-label-width="2.032cm"/>
      </text:list-level-style-number>
      <text:list-level-style-number text:level="7" style:num-format="">
        <style:list-level-properties text:min-label-width="2.286cm"/>
      </text:list-level-style-number>
      <text:list-level-style-number text:level="8" style:num-format="">
        <style:list-level-properties text:min-label-width="2.54cm"/>
      </text:list-level-style-number>
      <text:list-level-style-number text:level="9" style:num-format="">
        <style:list-level-properties text:min-label-width="2.79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style:num-format="">
        <style:list-level-properties text:min-label-width="0.762cm"/>
      </text:list-level-style-number>
      <text:list-level-style-number text:level="2" style:num-format="">
        <style:list-level-properties text:min-label-width="1.016cm"/>
      </text:list-level-style-number>
      <text:list-level-style-number text:level="3" style:num-format="">
        <style:list-level-properties text:min-label-width="1.27cm"/>
      </text:list-level-style-number>
      <text:list-level-style-number text:level="4" style:num-format="">
        <style:list-level-properties text:min-label-width="1.524cm"/>
      </text:list-level-style-number>
      <text:list-level-style-number text:level="5" style:num-format="">
        <style:list-level-properties text:min-label-width="1.778cm"/>
      </text:list-level-style-number>
      <text:list-level-style-number text:level="6" style:num-format="">
        <style:list-level-properties text:min-label-width="2.032cm"/>
      </text:list-level-style-number>
      <text:list-level-style-number text:level="7" style:num-format="">
        <style:list-level-properties text:min-label-width="2.286cm"/>
      </text:list-level-style-number>
      <text:list-level-style-number text:level="8" style:num-format="">
        <style:list-level-properties text:min-label-width="2.54cm"/>
      </text:list-level-style-number>
      <text:list-level-style-number text:level="9" style:num-format="">
        <style:list-level-properties text:min-label-width="2.79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style:num-format="">
        <style:list-level-properties text:min-label-width="0.762cm"/>
      </text:list-level-style-number>
      <text:list-level-style-number text:level="2" style:num-format="">
        <style:list-level-properties text:min-label-width="1.016cm"/>
      </text:list-level-style-number>
      <text:list-level-style-number text:level="3" style:num-format="">
        <style:list-level-properties text:min-label-width="1.27cm"/>
      </text:list-level-style-number>
      <text:list-level-style-number text:level="4" style:num-format="">
        <style:list-level-properties text:min-label-width="1.524cm"/>
      </text:list-level-style-number>
      <text:list-level-style-number text:level="5" style:num-format="">
        <style:list-level-properties text:min-label-width="1.778cm"/>
      </text:list-level-style-number>
      <text:list-level-style-number text:level="6" style:num-format="">
        <style:list-level-properties text:min-label-width="2.032cm"/>
      </text:list-level-style-number>
      <text:list-level-style-number text:level="7" style:num-format="">
        <style:list-level-properties text:min-label-width="2.286cm"/>
      </text:list-level-style-number>
      <text:list-level-style-number text:level="8" style:num-format="">
        <style:list-level-properties text:min-label-width="2.54cm"/>
      </text:list-level-style-number>
      <text:list-level-style-number text:level="9" style:num-format="">
        <style:list-level-properties text:min-label-width="2.79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style:num-format="">
        <style:list-level-properties text:min-label-width="0.762cm"/>
      </text:list-level-style-number>
      <text:list-level-style-number text:level="2" style:num-format="">
        <style:list-level-properties text:min-label-width="1.016cm"/>
      </text:list-level-style-number>
      <text:list-level-style-number text:level="3" style:num-format="">
        <style:list-level-properties text:min-label-width="1.27cm"/>
      </text:list-level-style-number>
      <text:list-level-style-number text:level="4" style:num-format="">
        <style:list-level-properties text:min-label-width="1.524cm"/>
      </text:list-level-style-number>
      <text:list-level-style-number text:level="5" style:num-format="">
        <style:list-level-properties text:min-label-width="1.778cm"/>
      </text:list-level-style-number>
      <text:list-level-style-number text:level="6" style:num-format="">
        <style:list-level-properties text:min-label-width="2.032cm"/>
      </text:list-level-style-number>
      <text:list-level-style-number text:level="7" style:num-format="">
        <style:list-level-properties text:min-label-width="2.286cm"/>
      </text:list-level-style-number>
      <text:list-level-style-number text:level="8" style:num-format="">
        <style:list-level-properties text:min-label-width="2.54cm"/>
      </text:list-level-style-number>
      <text:list-level-style-number text:level="9" style:num-format="">
        <style:list-level-properties text:min-label-width="2.79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style:num-format="">
        <style:list-level-properties text:min-label-width="0.762cm"/>
      </text:list-level-style-number>
      <text:list-level-style-number text:level="2" style:num-format="">
        <style:list-level-properties text:min-label-width="1.016cm"/>
      </text:list-level-style-number>
      <text:list-level-style-number text:level="3" style:num-format="">
        <style:list-level-properties text:min-label-width="1.27cm"/>
      </text:list-level-style-number>
      <text:list-level-style-number text:level="4" style:num-format="">
        <style:list-level-properties text:min-label-width="1.524cm"/>
      </text:list-level-style-number>
      <text:list-level-style-number text:level="5" style:num-format="">
        <style:list-level-properties text:min-label-width="1.778cm"/>
      </text:list-level-style-number>
      <text:list-level-style-number text:level="6" style:num-format="">
        <style:list-level-properties text:min-label-width="2.032cm"/>
      </text:list-level-style-number>
      <text:list-level-style-number text:level="7" style:num-format="">
        <style:list-level-properties text:min-label-width="2.286cm"/>
      </text:list-level-style-number>
      <text:list-level-style-number text:level="8" style:num-format="">
        <style:list-level-properties text:min-label-width="2.54cm"/>
      </text:list-level-style-number>
      <text:list-level-style-number text:level="9" style:num-format="">
        <style:list-level-properties text:min-label-width="2.79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style:num-format="">
        <style:list-level-properties text:min-label-width="0.762cm"/>
      </text:list-level-style-number>
      <text:list-level-style-number text:level="2" style:num-format="">
        <style:list-level-properties text:min-label-width="1.016cm"/>
      </text:list-level-style-number>
      <text:list-level-style-number text:level="3" style:num-format="">
        <style:list-level-properties text:min-label-width="1.27cm"/>
      </text:list-level-style-number>
      <text:list-level-style-number text:level="4" style:num-format="">
        <style:list-level-properties text:min-label-width="1.524cm"/>
      </text:list-level-style-number>
      <text:list-level-style-number text:level="5" style:num-format="">
        <style:list-level-properties text:min-label-width="1.778cm"/>
      </text:list-level-style-number>
      <text:list-level-style-number text:level="6" style:num-format="">
        <style:list-level-properties text:min-label-width="2.032cm"/>
      </text:list-level-style-number>
      <text:list-level-style-number text:level="7" style:num-format="">
        <style:list-level-properties text:min-label-width="2.286cm"/>
      </text:list-level-style-number>
      <text:list-level-style-number text:level="8" style:num-format="">
        <style:list-level-properties text:min-label-width="2.54cm"/>
      </text:list-level-style-number>
      <text:list-level-style-number text:level="9" style:num-format="">
        <style:list-level-properties text:min-label-width="2.79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style:num-format="">
        <style:list-level-properties text:min-label-width="0.762cm"/>
      </text:list-level-style-number>
      <text:list-level-style-number text:level="2" style:num-format="">
        <style:list-level-properties text:min-label-width="1.016cm"/>
      </text:list-level-style-number>
      <text:list-level-style-number text:level="3" style:num-format="">
        <style:list-level-properties text:min-label-width="1.27cm"/>
      </text:list-level-style-number>
      <text:list-level-style-number text:level="4" style:num-format="">
        <style:list-level-properties text:min-label-width="1.524cm"/>
      </text:list-level-style-number>
      <text:list-level-style-number text:level="5" style:num-format="">
        <style:list-level-properties text:min-label-width="1.778cm"/>
      </text:list-level-style-number>
      <text:list-level-style-number text:level="6" style:num-format="">
        <style:list-level-properties text:min-label-width="2.032cm"/>
      </text:list-level-style-number>
      <text:list-level-style-number text:level="7" style:num-format="">
        <style:list-level-properties text:min-label-width="2.286cm"/>
      </text:list-level-style-number>
      <text:list-level-style-number text:level="8" style:num-format="">
        <style:list-level-properties text:min-label-width="2.54cm"/>
      </text:list-level-style-number>
      <text:list-level-style-number text:level="9" style:num-format="">
        <style:list-level-properties text:min-label-width="2.79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3">Projekt-Tagebuch</text:p>
      <text:p text:style-name="P3">zu unserem Greenfoot-Spiel</text:p>
      <text:p text:style-name="P10"><text:span text:style-name="Absatz-Standardschriftart"><text:span text:style-name="T10">Pacarged (PacMan Recharged)</text:span></text:span></text:p>
      <text:p text:style-name="P4"><text:span text:style-name="Absatz-Standardschriftart"><text:span text:style-name="T17"><text:line-break/></text:span></text:span><text:span text:style-name="Absatz-Standardschriftart"><text:span text:style-name="T18">Team-Mitglieder:</text:span></text:span></text:p>
      <text:p text:style-name="P11"><text:span text:style-name="Absatz-Standardschriftart"><text:span text:style-name="T24">Nico</text:span></text:span><text:span text:style-name="Absatz-Standardschriftart"><text:span text:style-name="T22"> </text:span></text:span><text:span text:style-name="Absatz-Standardschriftart"><text:span text:style-name="T23">Balt</text:span></text:span><text:span text:style-name="Absatz-Standardschriftart"><text:span text:style-name="T24">haza</text:span></text:span><text:span text:style-name="Absatz-Standardschriftart"><text:span text:style-name="T23">r</text:span></text:span><text:span text:style-name="Absatz-Standardschriftart"><text:span text:style-name="T5"><text:line-break/></text:span></text:span><text:span text:style-name="Absatz-Standardschriftart"><text:span text:style-name="T24">Benedikt</text:span></text:span><text:span text:style-name="Absatz-Standardschriftart"><text:span text:style-name="T22"> </text:span></text:span><text:span text:style-name="Absatz-Standardschriftart"><text:span text:style-name="T24">Rölle</text:span></text:span><text:span text:style-name="Absatz-Standardschriftart"><text:span text:style-name="T5"><text:line-break/></text:span></text:span><text:span text:style-name="Absatz-Standardschriftart"><text:span text:style-name="T24">Yannik</text:span></text:span><text:span text:style-name="Absatz-Standardschriftart"><text:span text:style-name="T22"> </text:span></text:span><text:span text:style-name="Absatz-Standardschriftart"><text:span text:style-name="T24">Schiebelhut</text:span></text:span></text:p>
      <text:list xml:id="list927968593" text:style-name="L1">
        <text:list-item>
          <text:p text:style-name="P13">Rahmenvereinbarungen zur Projektarbeit:</text:p>
        </text:list-item>
      </text:list>
      <text:list xml:id="list2919713536" text:style-name="L2">
        <text:list-item>
          <text:p text:style-name="P58"><text:span text:style-name="Absatz-Standardschriftart"><text:span text:style-name="T19">Als Projektergebnis ist ein selbstständig erstelltes, interaktives Spiel auf Grundlage der Lernumgebung Greenfoot verabredet, das auch in Form eines Applets in eine Webseite integriert werden kann.</text:span></text:span></text:p>
        </text:list-item>
        <text:list-item>
          <text:p text:style-name="P58"><text:span text:style-name="Absatz-Standardschriftart"><text:span text:style-name="T19">Das Spiel wird in Kleingruppen erstellt. Die Team-Mitglieder sind mit der späteren Veröffentlichung ihres Projektergebnisses auf der LLG-Website einverstanden.</text:span></text:span></text:p>
        </text:list-item>
        <text:list-item>
          <text:p text:style-name="P58"><text:span text:style-name="Absatz-Standardschriftart"><text:span text:style-name="T19">Das Spiel muss Objekte aus mindestens drei verschiedenen Klassen enthalten.</text:span></text:span></text:p>
        </text:list-item>
        <text:list-item>
          <text:p text:style-name="P58"><text:span text:style-name="Absatz-Standardschriftart"><text:span text:style-name="T19">Die Benutzer-Steuerung per Tastatur und / oder Maus muss möglich sein.</text:span></text:span></text:p>
        </text:list-item>
        <text:list-item>
          <text:p text:style-name="P58"><text:soft-page-break/><text:span text:style-name="Absatz-Standardschriftart"><text:span text:style-name="T19">Es muss eine Kommunikation (Kollisionserkennung) zwischen den Figuren stattfinden und es müssen dadurch Reaktionen ausgelöst werden.</text:span></text:span></text:p>
        </text:list-item>
        <text:list-item>
          <text:p text:style-name="P58"><text:span text:style-name="Absatz-Standardschriftart"><text:span text:style-name="T19">Bestandteil des Spieles muss ein Punktestandzähler oder ein Zeitzähler oder auch eine Statusanzeige (z. B. zu Attributwerten) sein.</text:span></text:span></text:p>
        </text:list-item>
        <text:list-item>
          <text:p text:style-name="P58"><text:span text:style-name="Absatz-Standardschriftart"><text:span text:style-name="T19">Die Methoden aller Klassen müssen kommentiert werden und Angaben zu Autor, Version, ggf. Parametern und Rückgabe enthalten.</text:span></text:span></text:p>
        </text:list-item>
        <text:list-item>
          <text:p text:style-name="P58"><text:span text:style-name="Absatz-Standardschriftart"><text:span text:style-name="T19">Das Projekttagebuch muss den Arbeitsprozess ausführlich beschreiben. Zu jedem Projekttag ist der Name des (jeweils wechselnden!) verantwortlichen Autors notiert. Im Folgenden ist eine Musterseite vorbereitet.</text:span></text:span></text:p>
        </text:list-item>
        <text:list-item>
          <text:p text:style-name="P58"><text:span text:style-name="Absatz-Standardschriftart"><text:span text:style-name="T19">Für die ausführliche Projekt-Beschreibung ist ein Pflichtenheft zu erstellen. Weitere Informationen dazu und Musterbeispiele findet man z. B. auf den unten gesammelten Links.</text:span></text:span></text:p>
        </text:list-item>
        <text:list-item>
          <text:p text:style-name="P58"><text:span text:style-name="Absatz-Standardschriftart"><text:span text:style-name="T19">Zum verabredeten Abgabetermin wird das fertige Spiel präsentiert. Alle Projektergebnisse (Pflichtenheft, Projekttagebuch sowie die Dateien mit dem Quellcode) sind an diesem Tag in digitaler Form abzugeben.</text:span></text:span></text:p>
        </text:list-item>
      </text:list>
      <text:list xml:id="list143529633037877" text:style-name="L1">
        <text:list-item>
          <text:list>
            <text:list-item>
              <text:p text:style-name="P14"><text:span text:style-name="Absatz-Standardschriftart"><text:span text:style-name="T20">Informationen zum Pflichtenheft und Musterbeispiele:</text:span></text:span></text:p>
            </text:list-item>
          </text:list>
        </text:list-item>
      </text:list>
      <text:p text:style-name="Textköf6rper"><text:span text:style-name="Absatz-Standardschriftart"><text:span text:style-name="T21">http://de.wikipedia.org/wiki/Pflichtenheft<text:line-break/>http://hm.hgesser.de/ig-ws2008/folien/Pflichtenheft.pdf <text:line-break/>http://wwwmath.uni-muenster.de/u/lammers/EDU/ss00/ProgrammierPraktikum/Script99/Pflichtenheft.html<text:line-break/>http://www.wi.hs-wismar.de/~laemmel/Lehre/LEGO/ProjektSS08/inhalt/pflichtenheft.pdf</text:span></text:span></text:p>
      <text:list xml:id="list82413403225031" text:continue-numbering="true" text:style-name="L1">
        <text:list-item>
          <text:list>
            <text:list-item>
              <text:p text:style-name="P15">Datum: ______________<text:tab/>Autor: _______________________</text:p>
            </text:list-item>
            <text:list-item>
              <text:p text:style-name="P30">Vorgaben (Sind alle zuletzt erteilten Aufträge abgeschlossen?)</text:p>
            </text:list-item>
          </text:list>
        </text:list-item>
      </text:list>
      <text:p text:style-name="Textköf6rper"><text:span text:style-name="Absatz-Standardschriftart"><text:span text:style-name="T19">Die zum heutigen Termin vereinbarten Aufträge und deren Status sind:<text:line-break/></text:span></text:span><text:span text:style-name="Absatz-Standardschriftart"><text:span text:style-name="T4">Auftrag an (Name) / Auftrags-Beschreibung / Status (z.B.: erfolgreich erledigt)</text:span></text:span></text:p>
      <text:list xml:id="list82413589224965" text:continue-numbering="true" text:style-name="L1">
        <text:list-item>
          <text:list>
            <text:list-item>
              <text:p text:style-name="P42">Arbeitsziel (Was nehmen wir uns für heute vor?)</text:p>
            </text:list-item>
          </text:list>
        </text:list-item>
      </text:list>
      <text:p text:style-name="Textköf6rper"><text:span text:style-name="Absatz-Standardschriftart"><text:span text:style-name="T19">Für den heutigen Tag haben wir uns die Umsetzung folgender Projektziele vorgenommen:</text:span></text:span></text:p>
      <text:p text:style-name="Textköf6rper"><text:span text:style-name="Absatz-Standardschriftart"><text:span text:style-name="T4">Euer Text...</text:span></text:span></text:p>
      <text:list xml:id="list82414833869411" text:continue-numbering="true" text:style-name="L1">
        <text:list-item>
          <text:list>
            <text:list-item>
              <text:p text:style-name="P42">Aufgetretene Probleme / Fragen</text:p>
            </text:list-item>
          </text:list>
        </text:list-item>
      </text:list>
      <text:p text:style-name="Textköf6rper"><text:span text:style-name="Absatz-Standardschriftart"><text:span text:style-name="T19">Während der heutigen Arbeitsphase sind folgende Probleme / Fragen aufgetreten:</text:span></text:span></text:p>
      <text:list xml:id="list121057439" text:style-name="L3">
        <text:list-item>
          <text:p text:style-name="P59"><text:span text:style-name="Absatz-Standardschriftart"><text:span text:style-name="T4">Eure Fragen...</text:span></text:span></text:p>
        </text:list-item>
        <text:list-item>
          <text:p text:style-name="P59"><text:span text:style-name="Absatz-Standardschriftart"><text:span text:style-name="T4">...</text:span></text:span></text:p>
        </text:list-item>
      </text:list>
      <text:list xml:id="list143528491552244" text:style-name="L1">
        <text:list-item>
          <text:list>
            <text:list-item>
              <text:p text:style-name="P42">Arbeitsergebnis (Was ist Stand heute geschafft?)</text:p>
            </text:list-item>
          </text:list>
        </text:list-item>
      </text:list>
      <text:p text:style-name="Textköf6rper"><text:span text:style-name="Absatz-Standardschriftart"><text:span text:style-name="T19">Während der heutigen Arbeitsphase haben wir folgende Projektziele umgesetzt:</text:span></text:span></text:p>
      <text:p text:style-name="Textköf6rper"><text:span text:style-name="Absatz-Standardschriftart"><text:span text:style-name="T4">Euer Text…</text:span></text:span></text:p>
      <text:p text:style-name="Textköf6rper"><text:span text:style-name="Absatz-Standardschriftart"><text:span text:style-name="T19">Während der bisherigen Arbeitsphase haben wir folgende Projektziele umgesetzt:</text:span></text:span></text:p>
      <text:p text:style-name="Textköf6rper"><text:span text:style-name="Absatz-Standardschriftart"><text:span text:style-name="T4">Euer Text...</text:span></text:span></text:p>
      <text:list xml:id="list82413243542477" text:continue-numbering="true" text:style-name="L1">
        <text:list-item>
          <text:list>
            <text:list-item>
              <text:p text:style-name="P42">Verbleibende Arbeitsschritte (Was ist noch zu tun?)</text:p>
            </text:list-item>
          </text:list>
        </text:list-item>
      </text:list>
      <text:p text:style-name="Textköf6rper"><text:span text:style-name="Absatz-Standardschriftart"><text:span text:style-name="T19">Nach der heutigen Arbeitsphase sind noch folgende Projektziele zu erledigen:</text:span></text:span></text:p>
      <text:p text:style-name="Textköf6rper"><text:span text:style-name="Absatz-Standardschriftart"><text:span text:style-name="T4">Euer Text…</text:span></text:span></text:p>
      <text:list xml:id="list82414061118394" text:continue-numbering="true" text:style-name="L1">
        <text:list-item>
          <text:list>
            <text:list-item>
              <text:p text:style-name="P42">Aufträge bis zum nächsten Projekttag (Wer erledigt was?)</text:p>
            </text:list-item>
          </text:list>
        </text:list-item>
      </text:list>
      <text:p text:style-name="Textköf6rper">Um am kommenden Projekttag gemeinsam und erfolgreich weiterzuarbeiten, ist es sinnvoll, zu diesen Aufträgen bereits Ergebnisse nutzen zu können:</text:p>
      <text:p text:style-name="Textköf6rper"><text:span text:style-name="Absatz-Standardschriftart"><text:span text:style-name="T4">Auftrag an (Name) / Auftrags-Beschreibung<text:line-break/>Euer Text…</text:span></text:span></text:p>
      <text:list xml:id="list1586818368" text:style-name="L4">
        <text:list-item>
          <text:list>
            <text:list-item>
              <text:p text:style-name="P18"><text:span text:style-name="T25">Datum: </text:span><text:span text:style-name="T26">18.04.2018</text:span><text:span text:style-name="T25"><text:tab/>Autor: </text:span><text:span text:style-name="T26">Yannik Schiebelhut</text:span></text:p>
            </text:list-item>
            <text:list-item>
              <text:p text:style-name="P43">Arbeitsziel (Was nehmen wir uns für heute vor?)</text:p>
            </text:list-item>
          </text:list>
        </text:list-item>
      </text:list>
      <text:p text:style-name="P6"><text:span text:style-name="Absatz-Standardschriftart"><text:span text:style-name="T19">Für den heutigen Tag haben wir uns die Umsetzung folgender Projektziele vorgenommen:</text:span></text:span></text:p>
      <text:p text:style-name="P7"><text:span text:style-name="Absatz-Standardschriftart"><text:span text:style-name="T12">Gemeinsamer </text:span></text:span><text:span text:style-name="Absatz-Standardschriftart"><text:span text:style-name="T11">Project Bringup</text:span></text:span></text:p>
      <text:p text:style-name="P7"><text:span text:style-name="Absatz-Standardschriftart"><text:span text:style-name="T11">=&gt; Erstellen der Klassen ohne Quelltext</text:span></text:span></text:p>
      <text:list xml:id="list82415120321671" text:continue-numbering="true" text:style-name="L4">
        <text:list-item>
          <text:list>
            <text:list-item>
              <text:p text:style-name="P43">Aufgetretene Probleme / Fragen</text:p>
            </text:list-item>
          </text:list>
        </text:list-item>
      </text:list>
      <text:p text:style-name="P6"><text:span text:style-name="Absatz-Standardschriftart"><text:span text:style-name="T19">Während der heutigen Arbeitsphase sind folgende Probleme / Fragen aufgetreten:</text:span></text:span></text:p>
      <text:list xml:id="list3751459632" text:style-name="L5">
        <text:list-item>
          <text:p text:style-name="P60"><text:span text:style-name="Absatz-Standardschriftart"><text:span text:style-name="T12">theoretisch bessere Methode der Steuerung funktioniert nicht</text:span></text:span></text:p>
          <text:p text:style-name="P60"><text:span text:style-name="Absatz-Standardschriftart"><text:span text:style-name="T12">=&gt; Wechsel zu Alternative</text:span></text:span></text:p>
        </text:list-item>
      </text:list>
      <text:list xml:id="list82413623253762" text:continue-list="list82415120321671" text:style-name="L4">
        <text:list-item>
          <text:list>
            <text:list-item>
              <text:p text:style-name="P43">Arbeitsergebnis (Was ist Stand heute geschafft?)</text:p>
            </text:list-item>
          </text:list>
        </text:list-item>
      </text:list>
      <text:p text:style-name="P6"><text:span text:style-name="Absatz-Standardschriftart"><text:span text:style-name="T19">Während der heutigen Arbeitsphase haben wir folgende Projektziele umgesetzt:</text:span></text:span></text:p>
      <text:p text:style-name="P7"><text:span text:style-name="Absatz-Standardschriftart"><text:span text:style-name="T11">Bringup abgeschlossen</text:span></text:span></text:p>
      <text:p text:style-name="P7"><text:span text:style-name="Absatz-Standardschriftart"><text:span text:style-name="T11">Steuerung für Spieler begonnen</text:span></text:span></text:p>
      <text:p text:style-name="P6"><text:span text:style-name="Absatz-Standardschriftart"><text:span text:style-name="T4"/></text:span></text:p>
      <text:list xml:id="list82414245969656" text:continue-numbering="true" text:style-name="L4">
        <text:list-item>
          <text:list>
            <text:list-item>
              <text:p text:style-name="P43">Verbleibende Arbeitsschritte (Was ist noch zu tun?)</text:p>
            </text:list-item>
          </text:list>
        </text:list-item>
      </text:list>
      <text:p text:style-name="P6"><text:span text:style-name="Absatz-Standardschriftart"><text:span text:style-name="T19">Nach der heutigen Arbeitsphase sind noch folgende Projektziele zu erledigen:</text:span></text:span></text:p>
      <text:p text:style-name="P7"><text:span text:style-name="Absatz-Standardschriftart"><text:span text:style-name="T11">Quelltext entwickeln</text:span></text:span></text:p>
      <text:p text:style-name="P7"><text:span text:style-name="Absatz-Standardschriftart"><text:span text:style-name="T11">Spiel erstellen</text:span></text:span></text:p>
      <text:list xml:id="list3578371117" text:style-name="L6">
        <text:list-item>
          <text:list>
            <text:list-item>
              <text:p text:style-name="P19"><text:span text:style-name="T25">Datum: </text:span><text:span text:style-name="T27">23.04.2018</text:span><text:span text:style-name="T25"><text:tab/>Autor: </text:span><text:span text:style-name="T27">Yannik Schiebelhut</text:span></text:p>
            </text:list-item>
            <text:list-item>
              <text:p text:style-name="P44">Arbeitsziel (Was nehmen wir uns für heute vor?)</text:p>
            </text:list-item>
          </text:list>
        </text:list-item>
      </text:list>
      <text:p text:style-name="P5"><text:span text:style-name="Absatz-Standardschriftart"><text:span text:style-name="T19">Für den heutigen Tag haben wir uns die Umsetzung folgender Projektziele vorgenommen:</text:span></text:span></text:p>
      <text:p text:style-name="P5"><text:span text:style-name="Absatz-Standardschriftart"><text:span text:style-name="T12">Vervollständigung der Steuerung</text:span></text:span></text:p>
      <text:p text:style-name="P5"><text:span text:style-name="Absatz-Standardschriftart"><text:span text:style-name="T12">Beginnen mit der Erstellung der PowerUps</text:span></text:span></text:p>
      <text:list xml:id="list82413173754194" text:continue-numbering="true" text:style-name="L6">
        <text:list-item>
          <text:list>
            <text:list-item>
              <text:p text:style-name="P44">Aufgetretene Probleme / Fragen</text:p>
            </text:list-item>
          </text:list>
        </text:list-item>
      </text:list>
      <text:p text:style-name="P5"><text:span text:style-name="Absatz-Standardschriftart"><text:span text:style-name="T19">Während der heutigen Arbeitsphase sind folgende Probleme / Fragen aufgetreten:</text:span></text:span></text:p>
      <text:list xml:id="list1964049394" text:style-name="L7">
        <text:list-item>
          <text:p text:style-name="P61"><text:span text:style-name="Absatz-Standardschriftart"><text:span text:style-name="T12">Verweise auf Variablen anderer Klassen und Objekte funktioniert nicht richtig</text:span></text:span></text:p>
          <text:p text:style-name="P61"><text:span text:style-name="Absatz-Standardschriftart"><text:span text:style-name="T12">=&gt; Logik und Syntax richtig, das Problem liegt beim Compiler</text:span></text:span></text:p>
        </text:list-item>
        <text:list-item>
          <text:p text:style-name="P61"><text:span text:style-name="Absatz-Standardschriftart"><text:span text:style-name="T4">...</text:span></text:span></text:p>
        </text:list-item>
      </text:list>
      <text:list xml:id="list82414900186482" text:continue-list="list82413173754194" text:style-name="L6">
        <text:list-item>
          <text:list>
            <text:list-item>
              <text:p text:style-name="P44">Arbeitsergebnis (Was ist Stand heute geschafft?)</text:p>
            </text:list-item>
          </text:list>
        </text:list-item>
      </text:list>
      <text:p text:style-name="P5"><text:span text:style-name="Absatz-Standardschriftart"><text:span text:style-name="T19">Während der heutigen Arbeitsphase haben wir folgende Projektziele umgesetzt:</text:span></text:span></text:p>
      <text:p text:style-name="P8"><text:span text:style-name="Absatz-Standardschriftart"><text:span text:style-name="T13">Template für PowerUps</text:span></text:span></text:p>
      <text:p text:style-name="P8"><text:span text:style-name="Absatz-Standardschriftart"><text:span text:style-name="T13">Weiterentwicklung der Steuerung</text:span></text:span></text:p>
      <text:list xml:id="list82414561464427" text:continue-numbering="true" text:style-name="L6">
        <text:list-item>
          <text:list>
            <text:list-item>
              <text:p text:style-name="P44">Verbleibende Arbeitsschritte (Was ist noch zu tun?)</text:p>
            </text:list-item>
          </text:list>
        </text:list-item>
      </text:list>
      <text:p text:style-name="P5"><text:span text:style-name="Absatz-Standardschriftart"><text:span text:style-name="T19">Nach der heutigen Arbeitsphase sind noch folgende Projektziele zu erledigen:</text:span></text:span></text:p>
      <text:p text:style-name="P5"><text:span text:style-name="Absatz-Standardschriftart"><text:span text:style-name="T4">Euer Text…</text:span></text:span></text:p>
      <text:list xml:id="list82414331765917" text:continue-numbering="true" text:style-name="L6">
        <text:list-item>
          <text:list>
            <text:list-item>
              <text:p text:style-name="P44">Aufträge bis zum nächsten Projekttag (Wer erledigt was?)</text:p>
            </text:list-item>
          </text:list>
        </text:list-item>
      </text:list>
      <text:p text:style-name="P5">Um am kommenden Projekttag gemeinsam und erfolgreich weiterzuarbeiten, ist es sinnvoll, zu diesen Aufträgen bereits Ergebnisse nutzen zu können:</text:p>
      <text:p text:style-name="P5"><text:span text:style-name="Absatz-Standardschriftart"><text:span text:style-name="T11">-</text:span></text:span></text:p>
      <text:list xml:id="list226870916" text:style-name="L8">
        <text:list-item>
          <text:list>
            <text:list-item>
              <text:p text:style-name="P16">Datum: <text:span text:style-name="T28">26.04.2018</text:span><text:tab/>Autor: _______________________</text:p>
            </text:list-item>
            <text:list-item>
              <text:p text:style-name="P31">Vorgaben (Sind alle zuletzt erteilten Aufträge abgeschlossen?)</text:p>
            </text:list-item>
          </text:list>
        </text:list-item>
      </text:list>
      <text:p text:style-name="P8"><text:span text:style-name="Absatz-Standardschriftart"><text:span text:style-name="T19">Die zum heutigen Termin vereinbarten Aufträge und deren Status sind:<text:line-break/></text:span></text:span><text:span text:style-name="Absatz-Standardschriftart"><text:span text:style-name="T4">Auftrag an (Name) / Auftrags-Beschreibung / Status (z.B.: erfolgreich erledigt)</text:span></text:span></text:p>
      <text:list xml:id="list82413526085804" text:continue-numbering="true" text:style-name="L8">
        <text:list-item>
          <text:list>
            <text:list-item>
              <text:p text:style-name="P45">Arbeitsziel (Was nehmen wir uns für heute vor?)</text:p>
            </text:list-item>
          </text:list>
        </text:list-item>
      </text:list>
      <text:p text:style-name="P8"><text:span text:style-name="Absatz-Standardschriftart"><text:span text:style-name="T19">Für den heutigen Tag haben wir uns die Umsetzung folgender Projektziele vorgenommen:</text:span></text:span></text:p>
      <text:p text:style-name="P8"><text:span text:style-name="Absatz-Standardschriftart"><text:span text:style-name="T4">Euer Text...</text:span></text:span></text:p>
      <text:list xml:id="list82414456878285" text:continue-numbering="true" text:style-name="L8">
        <text:list-item>
          <text:list>
            <text:list-item>
              <text:p text:style-name="P45">Aufgetretene Probleme / Fragen</text:p>
            </text:list-item>
          </text:list>
        </text:list-item>
      </text:list>
      <text:p text:style-name="P8"><text:span text:style-name="Absatz-Standardschriftart"><text:span text:style-name="T19">Während der heutigen Arbeitsphase sind folgende Probleme / Fragen aufgetreten:</text:span></text:span></text:p>
      <text:list xml:id="list3826544610" text:style-name="L9">
        <text:list-item>
          <text:p text:style-name="P62"><text:span text:style-name="Absatz-Standardschriftart"><text:span text:style-name="T4">Eure Fragen...</text:span></text:span></text:p>
        </text:list-item>
        <text:list-item>
          <text:p text:style-name="P62"><text:span text:style-name="Absatz-Standardschriftart"><text:span text:style-name="T4">...</text:span></text:span></text:p>
        </text:list-item>
      </text:list>
      <text:list xml:id="list82413965139212" text:continue-list="list82414456878285" text:style-name="L8">
        <text:list-item>
          <text:list>
            <text:list-item>
              <text:p text:style-name="P45">Arbeitsergebnis (Was ist Stand heute geschafft?)</text:p>
            </text:list-item>
          </text:list>
        </text:list-item>
      </text:list>
      <text:p text:style-name="P8"><text:span text:style-name="Absatz-Standardschriftart"><text:span text:style-name="T19">Während der heutigen Arbeitsphase haben wir folgende Projektziele umgesetzt:</text:span></text:span></text:p>
      <text:p text:style-name="P8"><text:span text:style-name="Absatz-Standardschriftart"><text:span text:style-name="T4">Euer Text…</text:span></text:span></text:p>
      <text:p text:style-name="P8"><text:span text:style-name="Absatz-Standardschriftart"><text:span text:style-name="T19">Während der bisherigen Arbeitsphase haben wir folgende Projektziele umgesetzt:</text:span></text:span></text:p>
      <text:p text:style-name="P8"><text:span text:style-name="Absatz-Standardschriftart"><text:span text:style-name="T4">Euer Text...</text:span></text:span></text:p>
      <text:list xml:id="list82414031752139" text:continue-numbering="true" text:style-name="L8">
        <text:list-item>
          <text:list>
            <text:list-item>
              <text:p text:style-name="P45">Verbleibende Arbeitsschritte (Was ist noch zu tun?)</text:p>
            </text:list-item>
          </text:list>
        </text:list-item>
      </text:list>
      <text:p text:style-name="P8"><text:span text:style-name="Absatz-Standardschriftart"><text:span text:style-name="T19">Nach der heutigen Arbeitsphase sind noch folgende Projektziele zu erledigen:</text:span></text:span></text:p>
      <text:p text:style-name="P8"><text:span text:style-name="Absatz-Standardschriftart"><text:span text:style-name="T4">Euer Text…</text:span></text:span></text:p>
      <text:list xml:id="list82413365165639" text:continue-numbering="true" text:style-name="L8">
        <text:list-item>
          <text:list>
            <text:list-item>
              <text:p text:style-name="P45">Aufträge bis zum nächsten Projekttag (Wer erledigt was?)</text:p>
            </text:list-item>
          </text:list>
        </text:list-item>
      </text:list>
      <text:p text:style-name="P8">Um am kommenden Projekttag gemeinsam und erfolgreich weiterzuarbeiten, ist es sinnvoll, zu diesen Aufträgen bereits Ergebnisse nutzen zu können:</text:p>
      <text:p text:style-name="P8"><text:span text:style-name="Absatz-Standardschriftart"><text:span text:style-name="T4">Auftrag an (Name) / Auftrags-Beschreibung<text:line-break/>Euer Text…</text:span></text:span></text:p>
      <text:p text:style-name="P21"><text:span text:style-name="Absatz-Standardschriftart"><text:span text:style-name="T6"/></text:span></text:p>
      <text:list xml:id="list1963038001" text:style-name="L10">
        <text:list-item>
          <text:list>
            <text:list-item>
              <text:p text:style-name="P17">Datum: <text:span text:style-name="T28">02.05.2018</text:span><text:tab/>Autor: <text:span text:style-name="T28">Yannik Schiebelhut</text:span></text:p>
            </text:list-item>
            <text:list-item>
              <text:p text:style-name="P32">Vorgaben (Sind alle zuletzt erteilten Aufträge abgeschlossen?)</text:p>
            </text:list-item>
          </text:list>
        </text:list-item>
        <text:list-item>
          <text:p text:style-name="P63"><text:span text:style-name="Absatz-Standardschriftart"><text:span text:style-name="T19">Die zum heutigen Termin vereinbarten Aufträge und deren Status sind:<text:line-break/></text:span></text:span><text:span text:style-name="Absatz-Standardschriftart"><text:span text:style-name="T4">Auftrag an (Name) / Auftrags-Beschreibung / Status (z.B.: erfolgreich erledigt)</text:span></text:span></text:p>
          <text:list>
            <text:list-item>
              <text:p text:style-name="P46">Arbeitsziel (Was nehmen wir uns für heute vor?)</text:p>
            </text:list-item>
          </text:list>
        </text:list-item>
        <text:list-item>
          <text:p text:style-name="P63"><text:span text:style-name="Absatz-Standardschriftart"><text:span text:style-name="T19">Für den heutigen Tag haben wir uns die Umsetzung folgender Projektziele vorgenommen:</text:span></text:span></text:p>
        </text:list-item>
        <text:list-item>
          <text:p text:style-name="P63"><text:span text:style-name="Absatz-Standardschriftart"><text:span text:style-name="T4">Euer Text...</text:span></text:span></text:p>
          <text:list>
            <text:list-item>
              <text:p text:style-name="P46">Aufgetretene Probleme / Fragen</text:p>
            </text:list-item>
          </text:list>
        </text:list-item>
        <text:list-item>
          <text:p text:style-name="P63"><text:span text:style-name="Absatz-Standardschriftart"><text:span text:style-name="T19">Während der heutigen Arbeitsphase sind folgende Probleme / Fragen aufgetreten:</text:span></text:span></text:p>
        </text:list-item>
        <text:list-item>
          <text:p text:style-name="P63"><text:span text:style-name="Absatz-Standardschriftart"><text:span text:style-name="T4">Eure Fragen...</text:span></text:span></text:p>
        </text:list-item>
        <text:list-item>
          <text:p text:style-name="P63"><text:span text:style-name="Absatz-Standardschriftart"><text:span text:style-name="T4">...</text:span></text:span></text:p>
          <text:list>
            <text:list-item>
              <text:p text:style-name="P46">Arbeitsergebnis (Was ist Stand heute geschafft?)</text:p>
            </text:list-item>
          </text:list>
        </text:list-item>
        <text:list-item>
          <text:p text:style-name="P63"><text:span text:style-name="Absatz-Standardschriftart"><text:span text:style-name="T19">Während der heutigen Arbeitsphase haben wir folgende Projektziele umgesetzt:</text:span></text:span></text:p>
        </text:list-item>
        <text:list-item>
          <text:p text:style-name="P63"><text:span text:style-name="Absatz-Standardschriftart"><text:span text:style-name="T4">Euer Text…</text:span></text:span></text:p>
        </text:list-item>
        <text:list-item>
          <text:p text:style-name="P63"><text:span text:style-name="Absatz-Standardschriftart"><text:span text:style-name="T19">Während der bisherigen Arbeitsphase haben wir folgende Projektziele umgesetzt:</text:span></text:span></text:p>
        </text:list-item>
        <text:list-item>
          <text:p text:style-name="P63"><text:span text:style-name="Absatz-Standardschriftart"><text:span text:style-name="T4">Euer T</text:span></text:span><text:span text:style-name="Absatz-Standardschriftart"><text:span text:style-name="T30">ext...</text:span></text:span></text:p>
          <text:list>
            <text:list-item>
              <text:p text:style-name="P55">Verbleibende Arbeitsschritte (Was ist noch zu tun?)</text:p>
            </text:list-item>
          </text:list>
        </text:list-item>
        <text:list-item>
          <text:p text:style-name="P63"><text:span text:style-name="Absatz-Standardschriftart"><text:span text:style-name="T36">Nach der heutigen Arbeitsphase sind noch folgende Projektziele zu erledigen:</text:span></text:span></text:p>
        </text:list-item>
        <text:list-item>
          <text:p text:style-name="P63"><text:span text:style-name="Absatz-Standardschriftart"><text:span text:style-name="T30">Euer Text…</text:span></text:span></text:p>
          <text:list>
            <text:list-item>
              <text:p text:style-name="P55">Aufträge bis zum nächsten Projekttag (Wer erledigt was?)</text:p>
            </text:list-item>
          </text:list>
        </text:list-item>
        <text:list-item>
          <text:p text:style-name="P64">Um am kommenden Projekttag gemeinsam und erfolgreich weiterzuarbeiten, ist es sinnvoll, zu diesen Aufträgen bereits Ergebnisse nutzen zu können:</text:p>
        </text:list-item>
        <text:list-item>
          <text:p text:style-name="P63"><text:span text:style-name="Absatz-Standardschriftart"><text:span text:style-name="T30">Auftrag an (Name) / Auftrags-Beschreibung<text:line-break/>Euer Text…</text:span></text:span></text:p>
        </text:list-item>
      </text:list>
      <text:p text:style-name="P22"><text:span text:style-name="Absatz-Standardschriftart"><text:span text:style-name="T31"/></text:span></text:p>
      <text:list xml:id="list2364924499" text:style-name="L11">
        <text:list-item>
          <text:list>
            <text:list-item>
              <text:p text:style-name="P20">Datum: <text:span text:style-name="T29">16.05.2018</text:span><text:tab/>Autor: <text:span text:style-name="T29">Benedikt Rölle</text:span></text:p>
            </text:list-item>
            <text:list-item>
              <text:p text:style-name="P40">Vorgaben (Sind alle zuletzt erteilten Aufträge abgeschlossen?)</text:p>
            </text:list-item>
          </text:list>
        </text:list-item>
      </text:list>
      <text:p text:style-name="P9"><text:span text:style-name="Absatz-Standardschriftart"><text:span text:style-name="T36">Die zum heutigen Termin vereinbarten Aufträge und deren Status sind:<text:line-break/></text:span></text:span><text:span text:style-name="Absatz-Standardschriftart"><text:span text:style-name="T37">Benedikt</text:span></text:span><text:span text:style-name="Absatz-Standardschriftart"><text:span text:style-name="T30"> / </text:span></text:span><text:span text:style-name="Absatz-Standardschriftart"><text:span text:style-name="T34">Menusteuerung</text:span></text:span><text:span text:style-name="Absatz-Standardschriftart"><text:span text:style-name="T30"> / </text:span></text:span><text:span text:style-name="Absatz-Standardschriftart"><text:span text:style-name="T34">In Arbeit // </text:span></text:span></text:p>
      <text:list xml:id="list82414229377009" text:continue-numbering="true" text:style-name="L1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7"><text:span text:style-name="Absatz-Standardschriftart"><text:span text:style-name="T34"/>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6">Arbeitsziel (Was nehmen wir uns für heute vor?)</text:p>
            </text:list-item>
          </text:list>
        </text:list-item>
        <text:list-item>
          <text:p text:style-name="P67"><text:span text:style-name="Absatz-Standardschriftart"><text:span text:style-name="T36">Für den heutigen Tag haben wir uns die Umsetzung folgender Projektziele vorgenommen:</text:span></text:span></text:p>
        </text:list-item>
        <text:list-item>
          <text:p text:style-name="P67"><text:span text:style-name="Absatz-Standardschriftart"><text:span text:style-name="T34">Menusteuerung fertigstellen;</text:span></text:span></text:p>
        </text:list-item>
        <text:list-item>
          <text:p text:style-name="P67"><text:span text:style-name="Absatz-Standardschriftart"><text:span text:style-name="T34">Zähler, gefressen werden , punkte essen, Leben</text:span></text:span></text:p>
          <text:list>
            <text:list-item>
              <text:p text:style-name="P56">Aufgetretene Probleme / Fragen</text:p>
            </text:list-item>
          </text:list>
        </text:list-item>
        <text:list-item>
          <text:p text:style-name="P67"><text:span text:style-name="Absatz-Standardschriftart"><text:span text:style-name="T36">Während der heutigen Arbeitsphase sind folgende Probleme / Fragen aufgetreten:</text:span></text:span></text:p>
        </text:list-item>
        <text:list-item>
          <text:p text:style-name="P67"><text:span text:style-name="Absatz-Standardschriftart"><text:span text:style-name="T34">keine</text:span></text:span></text:p>
        </text:list-item>
        <text:list-item>
          <text:p text:style-name="P67"><text:span text:style-name="Absatz-Standardschriftart"><text:span text:style-name="T30">...</text:span></text:span></text:p>
          <text:list>
            <text:list-item>
              <text:p text:style-name="P56">Arbeitsergebnis (Was ist Stand heute geschafft?)</text:p>
            </text:list-item>
          </text:list>
        </text:list-item>
        <text:list-item>
          <text:p text:style-name="P67"><text:span text:style-name="Absatz-Standardschriftart"><text:span text:style-name="T36">Während der heutigen Arbeitsphase haben wir folgende Projektziele umgesetzt:</text:span></text:span></text:p>
        </text:list-item>
        <text:list-item>
          <text:p text:style-name="P67"><text:span text:style-name="Absatz-Standardschriftart"><text:span text:style-name="T34">Menu fertig </text:span></text:span></text:p>
        </text:list-item>
        <text:list-item>
          <text:p text:style-name="P67"><text:span text:style-name="Absatz-Standardschriftart"><text:span text:style-name="T36">Während der bisherigen Arbeitsphase haben wir folgende Projektziele umgesetzt:</text:span></text:span></text:p>
        </text:list-item>
        <text:list-item>
          <text:p text:style-name="P67"><text:span text:style-name="Absatz-Standardschriftart"><text:span text:style-name="T30">Euer Text...</text:span></text:span></text:p>
          <text:list>
            <text:list-item>
              <text:p text:style-name="P56">Verbleibende Arbeitsschritte (Was ist noch zu tun?)</text:p>
            </text:list-item>
          </text:list>
        </text:list-item>
        <text:list-item>
          <text:p text:style-name="P67"><text:span text:style-name="Absatz-Standardschriftart"><text:span text:style-name="T36">Nach der heutigen Arbeitsphase sind noch folgende Projektziele zu erledigen:</text:span></text:span></text:p>
        </text:list-item>
        <text:list-item>
          <text:p text:style-name="P67"><text:span text:style-name="Absatz-Standardschriftart"><text:span text:style-name="T34">Aussagenlogik, Zusammenfügen, eventuell weitere Modi , Layerboard Game over</text:span></text:span></text:p>
          <text:list>
            <text:list-item>
              <text:p text:style-name="P56">Aufträge bis zum nächsten Projekttag (Wer erledigt was?)</text:p>
            </text:list-item>
          </text:list>
        </text:list-item>
        <text:list-item>
          <text:p text:style-name="P65">Um am kommenden Projekttag gemeinsam und erfolgreich weiterzuarbeiten, ist es sinnvoll, zu diesen Aufträgen bereits Ergebnisse nutzen zu können:</text:p>
        </text:list-item>
        <text:list-item>
          <text:p text:style-name="P84"><text:span text:style-name="Absatz-Standardschriftart"><text:span text:style-name="T31">Ben</text:span></text:span><text:span text:style-name="Absatz-Standardschriftart"><text:span text:style-name="T32">edikt: Kommentieren</text:span></text:span><text:span text:style-name="Absatz-Standardschriftart"><text:span text:style-name="T6"><text:line-break/></text:span></text:span></text:p>
        </text:list-item>
      </text:list>
      <text:list xml:id="list893078685" text:style-name="L12">
        <text:list-item>
          <text:list>
            <text:list-item>
              <text:p text:style-name="P41"><text:soft-page-break/>Vorgaben (Sind alle zuletzt erteilten Aufträge abgeschlossen?)</text:p>
            </text:list-item>
          </text:list>
        </text:list-item>
        <text:list-item>
          <text:p text:style-name="P68"><text:span text:style-name="Absatz-Standardschriftart"><text:span text:style-name="T36">Die zum heutigen Termin vereinbarten Aufträge und deren Status sind:<text:line-break/></text:span></text:span><text:span text:style-name="Absatz-Standardschriftart"><text:span text:style-name="T35">Kommentieren soweit fertig</text:span>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8"><text:span text:style-name="Absatz-Standardschriftart"><text:span text:style-name="T34"/>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7">Arbeitsziel (Was nehmen wir uns für heute vor?)</text:p>
            </text:list-item>
          </text:list>
        </text:list-item>
        <text:list-item>
          <text:p text:style-name="P68"><text:span text:style-name="Absatz-Standardschriftart"><text:span text:style-name="T36">Für den heutigen Tag haben wir uns die Umsetzung folgender Projektziele vorgenommen:</text:span></text:span></text:p>
        </text:list-item>
        <text:list-item>
          <text:p text:style-name="P68"><text:span text:style-name="Absatz-Standardschriftart"><text:span text:style-name="T34">Menusteuerung fertig </text:span></text:span><text:span text:style-name="Absatz-Standardschriftart"><text:span text:style-name="T35">designen</text:span></text:span><text:span text:style-name="Absatz-Standardschriftart"><text:span text:style-name="T34">;</text:span></text:span></text:p>
        </text:list-item>
        <text:list-item>
          <text:p text:style-name="P68"><text:span text:style-name="Absatz-Standardschriftart"><text:span text:style-name="T35">Pacman <text:s/>fixen</text:span></text:span></text:p>
          <text:list>
            <text:list-item>
              <text:p text:style-name="P57">Aufgetretene Probleme / Fragen</text:p>
            </text:list-item>
          </text:list>
        </text:list-item>
        <text:list-item>
          <text:p text:style-name="P68"><text:span text:style-name="Absatz-Standardschriftart"><text:span text:style-name="T36">Während der heutigen Arbeitsphase sind folgende Probleme / Fragen aufgetreten:</text:span></text:span></text:p>
        </text:list-item>
        <text:list-item>
          <text:p text:style-name="P68"><text:span text:style-name="Absatz-Standardschriftart"><text:span text:style-name="T34">keine</text:span></text:span></text:p>
          <text:list>
            <text:list-item>
              <text:p text:style-name="P57">Arbeitsergebnis (Was ist Stand heute geschafft?)</text:p>
            </text:list-item>
          </text:list>
        </text:list-item>
        <text:list-item>
          <text:p text:style-name="P68"><text:span text:style-name="Absatz-Standardschriftart"><text:span text:style-name="T36">Während der heutigen Arbeitsphase haben wir folgende Projektziele umgesetzt:</text:span></text:span></text:p>
        </text:list-item>
        <text:list-item>
          <text:p text:style-name="P68"><text:span text:style-name="Absatz-Standardschriftart"><text:span text:style-name="T34">Menu</text:span></text:span><text:span text:style-name="Absatz-Standardschriftart"><text:span text:style-name="T35">design</text:span></text:span><text:span text:style-name="Absatz-Standardschriftart"><text:span text:style-name="T34"> fertig </text:span></text:span></text:p>
        </text:list-item>
        <text:list-item>
          <text:p text:style-name="P68"><text:span text:style-name="Absatz-Standardschriftart"><text:span text:style-name="T36">Während der bisherigen Arbeitsphase haben wir folgende Projektziele umgesetzt:</text:span></text:span></text:p>
        </text:list-item>
        <text:list-item>
          <text:p text:style-name="P68"><text:span text:style-name="Absatz-Standardschriftart"><text:span text:style-name="T35">Menu</text:span></text:span></text:p>
          <text:list>
            <text:list-item>
              <text:p text:style-name="P57">Verbleibende Arbeitsschritte (Was ist noch zu tun?)</text:p>
            </text:list-item>
          </text:list>
        </text:list-item>
        <text:list-item>
          <text:p text:style-name="P68"><text:span text:style-name="Absatz-Standardschriftart"><text:span text:style-name="T36">Nach der heutigen Arbeitsphase sind noch folgende Projektziele zu erledigen:</text:span></text:span></text:p>
        </text:list-item>
        <text:list-item>
          <text:p text:style-name="P68"><text:span text:style-name="Absatz-Standardschriftart"><text:span text:style-name="T35">Punke essen, </text:span></text:span><text:span text:style-name="Absatz-Standardschriftart"><text:span text:style-name="T34">Aussagenlogik, Zusammenfügen, eventuell weitere Modi , Layerboard Game over</text:span></text:span></text:p>
          <text:list>
            <text:list-item>
              <text:p text:style-name="P57">Aufträge bis zum nächsten Projekttag (Wer erledigt was?)</text:p>
            </text:list-item>
          </text:list>
        </text:list-item>
        <text:list-item>
          <text:p text:style-name="P66">Um am kommenden Projekttag gemeinsam und erfolgreich weiterzuarbeiten, ist es sinnvoll, zu diesen Aufträgen bereits Ergebnisse nutzen zu können:</text:p>
        </text:list-item>
        <text:list-item>
          <text:p text:style-name="P85"><text:span text:style-name="Absatz-Standardschriftart"><text:span text:style-name="T31">Wird noch abgesprochen in GitHub lade</text:span></text:span><text:span text:style-name="Absatz-Standardschriftart"><text:span text:style-name="T33">n</text:span></text:span><text:span text:style-name="Absatz-Standardschriftart"><text:span text:style-name="T6"><text:line-break/></text:span></text:span></text:p>
        </text:list-item>
      </text:list>
      <text:list xml:id="list3388712691" text:style-name="L13">
        <text:list-item>
          <text:list>
            <text:list-item>
              <text:p text:style-name="P23">Datum: <text:span text:style-name="T38">24.05.18</text:span><text:tab/>Autor: <text:span text:style-name="T38">Nico Balthazar</text:span></text:p>
            </text:list-item>
            <text:list-item>
              <text:p text:style-name="P33">Vorgaben (Sind alle zuletzt erteilten Aufträge abgeschlossen?)</text:p>
            </text:list-item>
          </text:list>
        </text:list-item>
        <text:list-item>
          <text:p text:style-name="P69"><text:span text:style-name="Absatz-Standardschriftart"><text:span text:style-name="T19">Die zum heutigen Termin vereinbarten Aufträge und deren Status sind:<text:line-break/></text:span></text:span><text:span text:style-name="Absatz-Standardschriftart"><text:span text:style-name="T14">Projekt noch nicht in GitHub gemerged</text:span></text:span></text:p>
          <text:list>
            <text:list-item>
              <text:p text:style-name="P47">Arbeitsziel (Was nehmen wir uns für heute vor?)</text:p>
            </text:list-item>
          </text:list>
        </text:list-item>
        <text:list-item>
          <text:p text:style-name="P69"><text:span text:style-name="Absatz-Standardschriftart"><text:span text:style-name="T19">Für den heutigen Tag haben wir uns die Umsetzung folgender Projektziele vorgenommen:</text:span></text:span></text:p>
        </text:list-item>
        <text:list-item>
          <text:p text:style-name="P69"><text:span text:style-name="Absatz-Standardschriftart"><text:span text:style-name="T14">Pacman und Geisterinteraktion fixen</text:span></text:span></text:p>
          <text:list>
            <text:list-item>
              <text:p text:style-name="P47">Aufgetretene Probleme / Fragen</text:p>
            </text:list-item>
          </text:list>
        </text:list-item>
        <text:list-item>
          <text:p text:style-name="P69"><text:span text:style-name="Absatz-Standardschriftart"><text:span text:style-name="T19">Während der heutigen Arbeitsphase sind folgende Probleme / Fragen aufgetreten:</text:span></text:span></text:p>
        </text:list-item>
        <text:list-item>
          <text:p text:style-name="P69"><text:span text:style-name="Absatz-Standardschriftart"><text:span text:style-name="T14">Pacman und Geister laufen an einander vorbei?! Warum?</text:span></text:span></text:p>
          <text:list>
            <text:list-item>
              <text:p text:style-name="P47">Arbeitsergebnis (Was ist Stand heute geschafft?)</text:p>
            </text:list-item>
          </text:list>
        </text:list-item>
        <text:list-item>
          <text:p text:style-name="P69"><text:span text:style-name="Absatz-Standardschriftart"><text:span text:style-name="T19">Während der heutigen Arbeitsphase haben wir folgende Projektziele umgesetzt:</text:span></text:span></text:p>
        </text:list-item>
        <text:list-item>
          <text:p text:style-name="P69"><text:span text:style-name="Absatz-Standardschriftart"><text:span text:style-name="T14">Menüsteuerung verbessert, kleine Verbesserungen in der Bewegungsmethode</text:span></text:span></text:p>
        </text:list-item>
        <text:list-item>
          <text:p text:style-name="P69"><text:span text:style-name="Absatz-Standardschriftart"><text:span text:style-name="T19">Während der bisherigen Arbeitsphase haben wir folgende Projektziele umgesetzt:</text:span></text:span></text:p>
        </text:list-item>
        <text:list-item>
          <text:p text:style-name="P69"><text:span text:style-name="Absatz-Standardschriftart"><text:span text:style-name="T14">Grundstein gelegt + Menü-Steuerung</text:span></text:span></text:p>
          <text:list>
            <text:list-item>
              <text:p text:style-name="P47">Verbleibende Arbeitsschritte (Was ist noch zu tun?)</text:p>
            </text:list-item>
          </text:list>
        </text:list-item>
        <text:list-item>
          <text:p text:style-name="P69"><text:span text:style-name="Absatz-Standardschriftart"><text:span text:style-name="T19">Nach der heutigen Arbeitsphase sind noch folgende Projektziele zu erledigen:</text:span></text:span></text:p>
        </text:list-item>
        <text:list-item>
          <text:p text:style-name="P69"><text:span text:style-name="Absatz-Standardschriftart"><text:span text:style-name="T14">PowerUps, Scores, Game Over screen</text:span></text:span></text:p>
          <text:list>
            <text:list-item>
              <text:p text:style-name="P47">Aufträge bis zum nächsten Projekttag (Wer erledigt was?)</text:p>
            </text:list-item>
          </text:list>
        </text:list-item>
        <text:list-item>
          <text:p text:style-name="P69">Um am kommenden Projekttag gemeinsam und erfolgreich weiterzuarbeiten, ist es sinnvoll, zu diesen Aufträgen bereits Ergebnisse nutzen zu können:</text:p>
        </text:list-item>
        <text:list-item>
          <text:p text:style-name="P86"><text:span text:style-name="Absatz-Standardschriftart"><text:span text:style-name="T6">Auftrag an (Name) / Auftrags-Beschreibung<text:line-break/></text:span></text:span><text:span text:style-name="Absatz-Standardschriftart"><text:span text:style-name="T7">Keine</text:span></text:span></text:p>
        </text:list-item>
      </text:list>
      <text:list xml:id="list2922691644" text:style-name="L14">
        <text:list-item>
          <text:list>
            <text:list-item>
              <text:p text:style-name="P24">Datum: <text:span text:style-name="T38">30.05.18</text:span><text:tab/>Autor: <text:span text:style-name="T38">Yannik Schiebelhut</text:span></text:p>
            </text:list-item>
            <text:list-item>
              <text:p text:style-name="P34">Vorgaben (Sind alle zuletzt erteilten Aufträge abgeschlossen?)</text:p>
            </text:list-item>
          </text:list>
        </text:list-item>
        <text:list-item>
          <text:p text:style-name="P70"><text:span text:style-name="Absatz-Standardschriftart"><text:span text:style-name="T19">Die zum heutigen Termin vereinbarten Aufträge und deren Status sind:<text:line-break/></text:span></text:span><text:span text:style-name="Absatz-Standardschriftart"><text:span text:style-name="T14">Projekt bring-up auf GitHub</text:span></text:span></text:p>
          <text:list>
            <text:list-item>
              <text:p text:style-name="P48">Arbeitsziel (Was nehmen wir uns für heute vor?)</text:p>
            </text:list-item>
          </text:list>
        </text:list-item>
        <text:list-item>
          <text:p text:style-name="P70"><text:span text:style-name="Absatz-Standardschriftart"><text:span text:style-name="T19">Für den heutigen Tag haben wir uns die Umsetzung folgender Projektziele vorgenommen:</text:span></text:span></text:p>
        </text:list-item>
        <text:list-item>
          <text:p text:style-name="P70"><text:span text:style-name="Absatz-Standardschriftart"><text:span text:style-name="T14">Bewegungsmethoden weiter verbessern, Design von Pacman verbessern</text:span></text:span></text:p>
          <text:list>
            <text:list-item>
              <text:p text:style-name="P48">Aufgetretene Probleme / Fragen</text:p>
            </text:list-item>
          </text:list>
        </text:list-item>
        <text:list-item>
          <text:p text:style-name="P70"><text:span text:style-name="Absatz-Standardschriftart"><text:span text:style-name="T19">Während der heutigen Arbeitsphase sind folgende Probleme / Fragen aufgetreten:</text:span></text:span></text:p>
        </text:list-item>
        <text:list-item>
          <text:p text:style-name="P70"><text:span text:style-name="Absatz-Standardschriftart"><text:span text:style-name="T14">s.o. Pacman und Geister noch immer nicht gefixt (essen)</text:span></text:span></text:p>
          <text:list>
            <text:list-item>
              <text:p text:style-name="P48">Arbeitsergebnis (Was ist Stand heute geschafft?)</text:p>
            </text:list-item>
          </text:list>
        </text:list-item>
        <text:list-item>
          <text:p text:style-name="P70"><text:span text:style-name="Absatz-Standardschriftart"><text:span text:style-name="T19">Während der heutigen Arbeitsphase haben wir folgende Projektziele umgesetzt:</text:span></text:span></text:p>
        </text:list-item>
        <text:list-item>
          <text:p text:style-name="P70"><text:span text:style-name="Absatz-Standardschriftart"><text:span text:style-name="T14">Bewegungsmethoden endgültig verbessert, Design von Pacman überarbeitet</text:span></text:span></text:p>
        </text:list-item>
        <text:list-item>
          <text:p text:style-name="P70"><text:span text:style-name="Absatz-Standardschriftart"><text:span text:style-name="T19">Während der bisherigen Arbeitsphase haben wir folgende Projektziele umgesetzt:</text:span></text:span></text:p>
        </text:list-item>
        <text:list-item>
          <text:p text:style-name="P71"><text:span text:style-name="Absatz-Standardschriftart"><text:span text:style-name="T15">s.o. (andere Tage)</text:span></text:span></text:p>
          <text:list>
            <text:list-item>
              <text:p text:style-name="P48">Verbleibende Arbeitsschritte (Was ist noch zu tun?)</text:p>
            </text:list-item>
          </text:list>
        </text:list-item>
        <text:list-item>
          <text:p text:style-name="P70"><text:span text:style-name="Absatz-Standardschriftart"><text:span text:style-name="T19">Nach der heutigen Arbeitsphase sind noch folgende Projektziele zu erledigen:</text:span></text:span></text:p>
        </text:list-item>
        <text:list-item>
          <text:p text:style-name="P71"><text:span text:style-name="Absatz-Standardschriftart"><text:span text:style-name="T15">PowerUps programmieren/designen, GameOver screen, weitere Verbesserungen der Menü-Steuerung (beautifying)</text:span></text:span></text:p>
          <text:list>
            <text:list-item>
              <text:p text:style-name="P48">Aufträge bis zum nächsten Projekttag (Wer erledigt was?)</text:p>
            </text:list-item>
          </text:list>
        </text:list-item>
        <text:list-item>
          <text:p text:style-name="P70">Um am kommenden Projekttag gemeinsam und erfolgreich weiterzuarbeiten, ist es sinnvoll, zu diesen Aufträgen bereits Ergebnisse nutzen zu können:</text:p>
        </text:list-item>
        <text:list-item>
          <text:p text:style-name="P87"><text:span text:style-name="Absatz-Standardschriftart"><text:span text:style-name="T6">Auftrag an (Name) / Auftrags-Beschreibung<text:line-break/></text:span></text:span><text:span text:style-name="Absatz-Standardschriftart"><text:span text:style-name="T8">Keine</text:span></text:span></text:p>
        </text:list-item>
      </text:list>
      <text:list xml:id="list3989443614" text:style-name="L15">
        <text:list-item>
          <text:list>
            <text:list-item>
              <text:p text:style-name="P25">Datum: <text:span text:style-name="T38">04.06.18</text:span><text:tab/>Autor: <text:span text:style-name="T38">Nico Balthazar</text:span></text:p>
            </text:list-item>
            <text:list-item>
              <text:p text:style-name="P35">Vorgaben (Sind alle zuletzt erteilten Aufträge abgeschlossen?)</text:p>
            </text:list-item>
          </text:list>
        </text:list-item>
        <text:list-item>
          <text:p text:style-name="P72"><text:span text:style-name="Absatz-Standardschriftart"><text:span text:style-name="T19">Die zum heutigen Termin vereinbarten Aufträge und deren Status sind:<text:line-break/></text:span></text:span><text:span text:style-name="Absatz-Standardschriftart"><text:span text:style-name="T15">Keine</text:span></text:span></text:p>
          <text:list>
            <text:list-item>
              <text:p text:style-name="P49">Arbeitsziel (Was nehmen wir uns für heute vor?)</text:p>
            </text:list-item>
          </text:list>
        </text:list-item>
        <text:list-item>
          <text:p text:style-name="P72"><text:span text:style-name="Absatz-Standardschriftart"><text:span text:style-name="T19">Für den heutigen Tag haben wir uns die Umsetzung folgender Projektziele vorgenommen:</text:span></text:span></text:p>
        </text:list-item>
        <text:list-item>
          <text:p text:style-name="P73"><text:span text:style-name="Absatz-Standardschriftart"><text:span text:style-name="T15">PowerUps designen, Grunstein legen, Menü komplett abschließen, Fehlersuche für Essenspunkte</text:span></text:span></text:p>
          <text:list>
            <text:list-item>
              <text:p text:style-name="P49">Aufgetretene Probleme / Fragen</text:p>
            </text:list-item>
          </text:list>
        </text:list-item>
        <text:list-item>
          <text:p text:style-name="P72"><text:span text:style-name="Absatz-Standardschriftart"><text:span text:style-name="T19">Während der heutigen Arbeitsphase sind folgende Probleme / Fragen aufgetreten:</text:span></text:span></text:p>
        </text:list-item>
        <text:list-item>
          <text:p text:style-name="P73"><text:span text:style-name="Absatz-Standardschriftart"><text:span text:style-name="T15">Welt lädt noch nicht neu wenn alle Punkte weg sind; </text:span></text:span></text:p>
        </text:list-item>
        <text:list-item>
          <text:p text:style-name="P72"><text:span text:style-name="Absatz-Standardschriftart"><text:span text:style-name="T4"/></text:span></text:p>
          <text:list>
            <text:list-item>
              <text:p text:style-name="P49">Arbeitsergebnis (Was ist Stand heute geschafft?)</text:p>
            </text:list-item>
          </text:list>
        </text:list-item>
        <text:list-item>
          <text:p text:style-name="P72"><text:span text:style-name="Absatz-Standardschriftart"><text:span text:style-name="T19">Während der heutigen Arbeitsphase haben wir folgende Projektziele umgesetzt:</text:span></text:span></text:p>
        </text:list-item>
        <text:list-item>
          <text:p text:style-name="P73"><text:span text:style-name="Absatz-Standardschriftart"><text:span text:style-name="T15">PowerUps designed, erreichen eines runderen Programmablaufs, Menü verbessert</text:span></text:span></text:p>
        </text:list-item>
        <text:list-item>
          <text:p text:style-name="P72"><text:span text:style-name="Absatz-Standardschriftart"><text:span text:style-name="T19">Während der bisherigen Arbeitsphase haben wir folgende Projektziele umgesetzt:</text:span></text:span></text:p>
        </text:list-item>
        <text:list-item>
          <text:p text:style-name="P73"><text:span text:style-name="Absatz-Standardschriftart"><text:span text:style-name="T15">Legen des Grundstocks für heutige Verbesserungen</text:span></text:span></text:p>
          <text:list>
            <text:list-item>
              <text:p text:style-name="P49">Verbleibende Arbeitsschritte (Was ist noch zu tun?)</text:p>
            </text:list-item>
          </text:list>
        </text:list-item>
        <text:list-item>
          <text:p text:style-name="P72"><text:span text:style-name="Absatz-Standardschriftart"><text:span text:style-name="T19">Nach der heutigen Arbeitsphase sind noch folgende Projektziele zu erledigen:</text:span></text:span></text:p>
        </text:list-item>
      </text:list>
      <text:list xml:id="list1819856240" text:style-name="L21">
        <text:list-item>
          <text:p text:style-name="P83"><text:span text:style-name="Absatz-Standardschriftart"><text:span text:style-name="T15">Scoreboard muss gefixt werden (-Leben), Menü noch nicht ganz fertig</text:span></text:span></text:p>
        </text:list-item>
      </text:list>
      <text:list xml:id="list82414782641893" text:continue-list="list3989443614" text:style-name="L15">
        <text:list-item>
          <text:list>
            <text:list-item>
              <text:p text:style-name="P49">Aufträge bis zum nächsten Projekttag (Wer erledigt was?)</text:p>
            </text:list-item>
          </text:list>
        </text:list-item>
        <text:list-item>
          <text:p text:style-name="P72">Um am kommenden Projekttag gemeinsam und erfolgreich weiterzuarbeiten, ist es sinnvoll, zu diesen Aufträgen bereits Ergebnisse nutzen zu können:</text:p>
        </text:list-item>
        <text:list-item>
          <text:p text:style-name="P88"><text:span text:style-name="Absatz-Standardschriftart"><text:span text:style-name="T6">Auftrag an (Name) / Auftrags-Beschreibung<text:line-break/></text:span></text:span><text:span text:style-name="Absatz-Standardschriftart"><text:span text:style-name="T8">Keine</text:span></text:span></text:p>
        </text:list-item>
      </text:list>
      <text:list xml:id="list106294233" text:style-name="L16">
        <text:list-item>
          <text:list>
            <text:list-item>
              <text:p text:style-name="P26">Datum: <text:span text:style-name="T38">07.06.18</text:span><text:tab/>Autor: <text:span text:style-name="T38">Yannik Schiebelhut</text:span></text:p>
            </text:list-item>
            <text:list-item>
              <text:p text:style-name="P36">Vorgaben (Sind alle zuletzt erteilten Aufträge abgeschlossen?)</text:p>
            </text:list-item>
          </text:list>
        </text:list-item>
        <text:list-item>
          <text:p text:style-name="P74"><text:span text:style-name="Absatz-Standardschriftart"><text:span text:style-name="T19">Die zum heutigen Termin vereinbarten Aufträge und deren Status sind:<text:line-break/></text:span></text:span><text:span text:style-name="Absatz-Standardschriftart"><text:span text:style-name="T15">Keine</text:span></text:span></text:p>
          <text:list>
            <text:list-item>
              <text:p text:style-name="P50">Arbeitsziel (Was nehmen wir uns für heute vor?)</text:p>
            </text:list-item>
          </text:list>
        </text:list-item>
        <text:list-item>
          <text:p text:style-name="P74"><text:span text:style-name="Absatz-Standardschriftart"><text:span text:style-name="T19">Für den heutigen Tag haben wir uns die Umsetzung folgender Projektziele vorgenommen:</text:span></text:span></text:p>
        </text:list-item>
        <text:list-item>
          <text:p text:style-name="P75"><text:span text:style-name="Absatz-Standardschriftart"><text:span text:style-name="T15">Brainstorming für PowerUps Funktionsweisen</text:span></text:span></text:p>
          <text:list>
            <text:list-item>
              <text:p text:style-name="P50">Aufgetretene Probleme / Fragen</text:p>
            </text:list-item>
          </text:list>
        </text:list-item>
        <text:list-item>
          <text:p text:style-name="P74"><text:span text:style-name="Absatz-Standardschriftart"><text:span text:style-name="T19">Während der heutigen Arbeitsphase sind folgende Probleme / Fragen aufgetreten:</text:span></text:span></text:p>
        </text:list-item>
        <text:list-item>
          <text:p text:style-name="P75"><text:span text:style-name="Absatz-Standardschriftart"><text:span text:style-name="T15">Viele Powerups nicht realisierbar (Greenfoot Vorgaben; allgemeine Darstellungsstruktur des Projekts erlaubt diese nicht)</text:span></text:span></text:p>
        </text:list-item>
        <text:list-item>
          <text:p text:style-name="P74"><text:span text:style-name="Absatz-Standardschriftart"><text:span text:style-name="T4"/></text:span></text:p>
          <text:list>
            <text:list-item>
              <text:p text:style-name="P50">Arbeitsergebnis (Was ist Stand heute geschafft?)</text:p>
            </text:list-item>
          </text:list>
        </text:list-item>
        <text:list-item>
          <text:p text:style-name="P74"><text:span text:style-name="Absatz-Standardschriftart"><text:span text:style-name="T19">Während der heutigen Arbeitsphase haben wir folgende Projektziele umgesetzt:</text:span></text:span></text:p>
        </text:list-item>
        <text:list-item>
          <text:p text:style-name="P75"><text:span text:style-name="Absatz-Standardschriftart"><text:span text:style-name="T15">PowerUps genauer klassifiziert und aussortiert (mindestens Hälfte musste weg)</text:span></text:span></text:p>
        </text:list-item>
        <text:list-item>
          <text:p text:style-name="P74"><text:span text:style-name="Absatz-Standardschriftart"><text:span text:style-name="T19">Während der bisherigen Arbeitsphase haben wir folgende Projektziele umgesetzt:</text:span></text:span></text:p>
        </text:list-item>
        <text:list-item>
          <text:p text:style-name="P75"><text:span text:style-name="Absatz-Standardschriftart"><text:span text:style-name="T15">Grundstein des Spiels nahezu fertig, daruas folgt….</text:span></text:span></text:p>
          <text:list>
            <text:list-item>
              <text:p text:style-name="P50">Verbleibende Arbeitsschritte (Was ist noch zu tun?)</text:p>
            </text:list-item>
          </text:list>
        </text:list-item>
        <text:list-item>
          <text:p text:style-name="P74"><text:span text:style-name="Absatz-Standardschriftart"><text:span text:style-name="T19">Nach der heutigen Arbeitsphase sind noch folgende Projektziele zu erledigen:</text:span></text:span></text:p>
        </text:list-item>
        <text:list-item>
          <text:p text:style-name="P75"><text:span text:style-name="Absatz-Standardschriftart"><text:span text:style-name="T4">….. Powerups ins Spiel integrieren</text:span></text:span></text:p>
          <text:list>
            <text:list-item>
              <text:p text:style-name="P50">Aufträge bis zum nächsten Projekttag (Wer erledigt was?)</text:p>
            </text:list-item>
          </text:list>
        </text:list-item>
        <text:list-item>
          <text:p text:style-name="P74">Um am kommenden Projekttag gemeinsam und erfolgreich weiterzuarbeiten, ist es sinnvoll, zu diesen Aufträgen bereits Ergebnisse nutzen zu können:</text:p>
        </text:list-item>
        <text:list-item>
          <text:p text:style-name="P89"><text:span text:style-name="Absatz-Standardschriftart"><text:span text:style-name="T6">Auftrag an (Name) / Auftrags-Beschreibung<text:line-break/>Keine</text:span></text:span></text:p>
        </text:list-item>
      </text:list>
      <text:list xml:id="list1687134301" text:style-name="L17">
        <text:list-item>
          <text:list>
            <text:list-item>
              <text:p text:style-name="P27">Datum: <text:span text:style-name="T38">13.06.18 <text:s text:c="22"/></text:span>Autor: <text:span text:style-name="T38">Nico Balthazar</text:span></text:p>
            </text:list-item>
            <text:list-item>
              <text:p text:style-name="P37">Vorgaben (Sind alle zuletzt erteilten Aufträge abgeschlossen?)</text:p>
            </text:list-item>
          </text:list>
        </text:list-item>
        <text:list-item>
          <text:p text:style-name="P76"><text:span text:style-name="Absatz-Standardschriftart"><text:span text:style-name="T19">Die zum heutigen Termin vereinbarten Aufträge und deren Status sind:<text:line-break/></text:span></text:span><text:span text:style-name="Absatz-Standardschriftart"><text:span text:style-name="T4">Keine</text:span></text:span></text:p>
          <text:list>
            <text:list-item>
              <text:p text:style-name="P51">Arbeitsziel (Was nehmen wir uns für heute vor?)</text:p>
            </text:list-item>
          </text:list>
        </text:list-item>
        <text:list-item>
          <text:p text:style-name="P76"><text:span text:style-name="Absatz-Standardschriftart"><text:span text:style-name="T19">Für den heutigen Tag haben wir uns die Umsetzung folgender Projektziele vorgenommen:</text:span></text:span></text:p>
        </text:list-item>
        <text:list-item>
          <text:p text:style-name="P76"><text:span text:style-name="Absatz-Standardschriftart"><text:span text:style-name="T4">Effekt Methoden der PowerUps entwickeln, Menü abschließen(Design) </text:span></text:span></text:p>
          <text:list>
            <text:list-item>
              <text:p text:style-name="P51">Aufgetretene Probleme / Fragen</text:p>
            </text:list-item>
          </text:list>
        </text:list-item>
        <text:list-item>
          <text:p text:style-name="P76"><text:span text:style-name="Absatz-Standardschriftart"><text:span text:style-name="T19">Während der heutigen Arbeitsphase sind folgende Probleme / Fragen aufgetreten:</text:span></text:span></text:p>
        </text:list-item>
        <text:list-item>
          <text:p text:style-name="P76"><text:span text:style-name="Absatz-Standardschriftart"><text:span text:style-name="T4">Keine</text:span></text:span></text:p>
          <text:list>
            <text:list-item>
              <text:p text:style-name="P51">Arbeitsergebnis (Was ist Stand heute geschafft?)</text:p>
            </text:list-item>
          </text:list>
        </text:list-item>
        <text:list-item>
          <text:p text:style-name="P76"><text:span text:style-name="Absatz-Standardschriftart"><text:span text:style-name="T19">Während der heutigen Arbeitsphase haben wir folgende Projektziele umgesetzt:</text:span></text:span></text:p>
        </text:list-item>
        <text:list-item>
          <text:p text:style-name="P76"><text:span text:style-name="Absatz-Standardschriftart"><text:span text:style-name="T4">hinzufügen von Variablen für PowerUp Effekte(Pacman und Geister)</text:span></text:span></text:p>
        </text:list-item>
        <text:list-item>
          <text:p text:style-name="P76"><text:span text:style-name="Absatz-Standardschriftart"><text:span text:style-name="T19"/></text:span></text:p>
          <text:list>
            <text:list-item>
              <text:p text:style-name="P51">Verbleibende Arbeitsschritte (Was ist noch zu tun?)</text:p>
            </text:list-item>
          </text:list>
        </text:list-item>
        <text:list-item>
          <text:p text:style-name="P76"><text:span text:style-name="Absatz-Standardschriftart"><text:span text:style-name="T19">Nach der heutigen Arbeitsphase sind noch folgende Projektziele zu erledigen:</text:span></text:span></text:p>
        </text:list-item>
        <text:list-item>
          <text:p text:style-name="P76"><text:span text:style-name="Absatz-Standardschriftart"><text:span text:style-name="T4">Einblenden von Powerups in der </text:span></text:span><text:span text:style-name="Absatz-Standardschriftart"><text:span text:style-name="T15">M</text:span></text:span><text:span text:style-name="Absatz-Standardschriftart"><text:span text:style-name="T4">ap, </text:span></text:span><text:span text:style-name="Absatz-Standardschriftart"><text:span text:style-name="T15">Pacman interaktion</text:span></text:span></text:p>
          <text:list>
            <text:list-item>
              <text:p text:style-name="P51">Aufträge bis zum nächsten Projekttag (Wer erledigt was?)</text:p>
            </text:list-item>
          </text:list>
        </text:list-item>
        <text:list-item>
          <text:p text:style-name="P76">Um am kommenden Projekttag gemeinsam und erfolgreich weiterzuarbeiten, ist es sinnvoll, zu diesen Aufträgen bereits Ergebnisse nutzen zu können:</text:p>
        </text:list-item>
        <text:list-item>
          <text:p text:style-name="P90"><text:span text:style-name="Absatz-Standardschriftart"><text:span text:style-name="T6">Auftrag an (Name) / Auftrags-Beschreibung<text:line-break/></text:span></text:span><text:span text:style-name="Absatz-Standardschriftart"><text:span text:style-name="T8">Keine</text:span></text:span></text:p>
        </text:list-item>
      </text:list>
      <text:list xml:id="list2274509172" text:style-name="L18">
        <text:list-item>
          <text:list>
            <text:list-item>
              <text:p text:style-name="P28">Datum: <text:span text:style-name="T38">18.06.18</text:span><text:tab/>Autor: <text:span text:style-name="T38">Yannik Schiebelhut</text:span></text:p>
            </text:list-item>
            <text:list-item>
              <text:p text:style-name="P38">Vorgaben (Sind alle zuletzt erteilten Aufträge abgeschlossen?)</text:p>
            </text:list-item>
          </text:list>
        </text:list-item>
        <text:list-item>
          <text:p text:style-name="P77"><text:span text:style-name="Absatz-Standardschriftart"><text:span text:style-name="T19">Die zum heutigen Termin vereinbarten Aufträge und deren Status sind:<text:line-break/></text:span></text:span><text:span text:style-name="Absatz-Standardschriftart"><text:span text:style-name="T15">Keine</text:span></text:span></text:p>
          <text:list>
            <text:list-item>
              <text:p text:style-name="P52">Arbeitsziel (Was nehmen wir uns für heute vor?)</text:p>
            </text:list-item>
          </text:list>
        </text:list-item>
        <text:list-item>
          <text:p text:style-name="P77"><text:span text:style-name="Absatz-Standardschriftart"><text:span text:style-name="T19">Für den heutigen Tag haben wir uns die Umsetzung folgender Projektziele vorgenommen:</text:span></text:span></text:p>
        </text:list-item>
        <text:list-item>
          <text:p text:style-name="P78"><text:span text:style-name="Absatz-Standardschriftart"><text:span text:style-name="T15">PowerUps endgültig fertigstellen</text:span></text:span></text:p>
          <text:list>
            <text:list-item>
              <text:p text:style-name="P52">Aufgetretene Probleme / Fragen</text:p>
            </text:list-item>
          </text:list>
        </text:list-item>
        <text:list-item>
          <text:p text:style-name="P77"><text:span text:style-name="Absatz-Standardschriftart"><text:span text:style-name="T19">Während der heutigen Arbeitsphase sind folgende Probleme / Fragen aufgetreten:</text:span></text:span></text:p>
        </text:list-item>
        <text:list-item>
          <text:p text:style-name="P78"><text:span text:style-name="Absatz-Standardschriftart"><text:span text:style-name="T15">PowerUps für eine bestimmte Zeit möglich machen(hält entweder das ganze Programm an oder setzt den Zähler nicht zurück</text:span></text:span></text:p>
          <text:list>
            <text:list-item>
              <text:p text:style-name="P52">Arbeitsergebnis (Was ist Stand heute geschafft?)</text:p>
            </text:list-item>
          </text:list>
        </text:list-item>
        <text:list-item>
          <text:p text:style-name="P77"><text:span text:style-name="Absatz-Standardschriftart"><text:span text:style-name="T19">Während der heutigen Arbeitsphase haben wir folgende Projektziele umgesetzt:</text:span></text:span></text:p>
        </text:list-item>
        <text:list-item>
          <text:p text:style-name="P78"><text:span text:style-name="Absatz-Standardschriftart"><text:span text:style-name="T15">Powerups in der Theorie fertiggestellt (Logik)</text:span></text:span></text:p>
          <text:list>
            <text:list-item>
              <text:p text:style-name="P52">Verbleibende Arbeitsschritte (Was ist noch zu tun?)</text:p>
            </text:list-item>
          </text:list>
        </text:list-item>
        <text:list-item>
          <text:p text:style-name="P77"><text:span text:style-name="Absatz-Standardschriftart"><text:span text:style-name="T19">Nach der heutigen Arbeitsphase sind noch folgende Projektziele zu erledigen:</text:span></text:span></text:p>
        </text:list-item>
        <text:list-item>
          <text:p text:style-name="P79"><text:span text:style-name="Absatz-Standardschriftart"><text:span text:style-name="T16">nicht viel</text:span></text:span></text:p>
          <text:list>
            <text:list-item>
              <text:p text:style-name="P52">Aufträge bis zum nächsten Projekttag (Wer erledigt was?)</text:p>
            </text:list-item>
          </text:list>
        </text:list-item>
        <text:list-item>
          <text:p text:style-name="P77">Um am kommenden Projekttag gemeinsam und erfolgreich weiterzuarbeiten, ist es sinnvoll, zu diesen Aufträgen bereits Ergebnisse nutzen zu können:</text:p>
        </text:list-item>
        <text:list-item>
          <text:p text:style-name="P91"><text:span text:style-name="Absatz-Standardschriftart"><text:span text:style-name="T6">Auftrag an (Name) / Auftrags-Beschreibung<text:line-break/></text:span></text:span><text:span text:style-name="Absatz-Standardschriftart"><text:span text:style-name="T9">Auftrag an Yannik: Problemquelle der Zeitgebung finden</text:span></text:span></text:p>
        </text:list-item>
      </text:list>
      <text:list xml:id="list3691334407" text:style-name="L19">
        <text:list-item>
          <text:list>
            <text:list-item>
              <text:p text:style-name="P29">Datum: <text:span text:style-name="T38">21.06.18</text:span><text:tab/>Autor: <text:span text:style-name="T38">Nico Balthazar</text:span></text:p>
            </text:list-item>
            <text:list-item>
              <text:p text:style-name="P39">Vorgaben (Sind alle zuletzt erteilten Aufträge abgeschlossen?)</text:p>
            </text:list-item>
          </text:list>
        </text:list-item>
        <text:list-item>
          <text:p text:style-name="P80"><text:span text:style-name="Absatz-Standardschriftart"><text:span text:style-name="T19">Die zum heutigen Termin vereinbarten Aufträge und deren Status sind:<text:line-break/></text:span></text:span><text:span text:style-name="Absatz-Standardschriftart"><text:span text:style-name="T16">Auftrag an Yannik: Problemquelle der PowerUps gefunden und behoben</text:span></text:span></text:p>
          <text:list>
            <text:list-item>
              <text:p text:style-name="P53">Arbeitsziel (Was nehmen wir uns für heute vor?)</text:p>
            </text:list-item>
          </text:list>
        </text:list-item>
        <text:list-item>
          <text:p text:style-name="P80"><text:span text:style-name="Absatz-Standardschriftart"><text:span text:style-name="T19">Für den heutigen Tag haben wir uns die Umsetzung folgender Projektziele vorgenommen:</text:span></text:span></text:p>
        </text:list-item>
        <text:list-item>
          <text:p text:style-name="P81"><text:span text:style-name="Absatz-Standardschriftart"><text:span text:style-name="T16">PowerUps final in die Map bringen, Projekttagebuch auf Korrektheit prüfen, Projekt Feinschliff verleihen, alles fertigstellen</text:span></text:span></text:p>
          <text:list>
            <text:list-item>
              <text:p text:style-name="P53">Aufgetretene Probleme / Fragen</text:p>
            </text:list-item>
          </text:list>
        </text:list-item>
        <text:list-item>
          <text:p text:style-name="P80"><text:span text:style-name="Absatz-Standardschriftart"><text:span text:style-name="T19">Während der heutigen Arbeitsphase sind folgende Probleme / Fragen aufgetreten:</text:span></text:span></text:p>
        </text:list-item>
        <text:list-item>
          <text:p text:style-name="P81"><text:span text:style-name="Absatz-Standardschriftart"><text:span text:style-name="T16">Keine</text:span></text:span></text:p>
          <text:list>
            <text:list-item>
              <text:p text:style-name="P53">Arbeitsergebnis (Was ist Stand heute geschafft?)</text:p>
            </text:list-item>
          </text:list>
        </text:list-item>
        <text:list-item>
          <text:p text:style-name="P80"><text:span text:style-name="Absatz-Standardschriftart"><text:span text:style-name="T19">Während der heutigen Arbeitsphase haben wir folgende Projektziele umgesetzt:</text:span></text:span></text:p>
        </text:list-item>
        <text:list-item>
          <text:p text:style-name="P81"><text:span text:style-name="Absatz-Standardschriftart"><text:span text:style-name="T16">Projekt für Abgabe fertiggestellt</text:span></text:span></text:p>
        </text:list-item>
        <text:list-item>
          <text:p text:style-name="P80"><text:span text:style-name="Absatz-Standardschriftart"><text:span text:style-name="T19">Während der bisherigen Arbeitsphase haben wir folgende Projektziele umgesetzt:</text:span></text:span></text:p>
        </text:list-item>
        <text:list-item>
          <text:p text:style-name="P81"><text:span text:style-name="Absatz-Standardschriftart"><text:span text:style-name="T16">Alles</text:span></text:span></text:p>
          <text:list>
            <text:list-item>
              <text:p text:style-name="P53">Verbleibende Arbeitsschritte (Was ist noch zu tun?)</text:p>
            </text:list-item>
          </text:list>
        </text:list-item>
        <text:list-item>
          <text:p text:style-name="P80"><text:span text:style-name="Absatz-Standardschriftart"><text:span text:style-name="T19">Nach der heutigen Arbeitsphase sind noch folgende Projektziele zu erledigen:</text:span></text:span></text:p>
        </text:list-item>
        <text:list-item>
          <text:p text:style-name="P81"><text:span text:style-name="Absatz-Standardschriftart"><text:span text:style-name="T16">Keine</text:span></text:span></text:p>
          <text:list>
            <text:list-item>
              <text:p text:style-name="P53">Aufträge bis zum nächsten Projekttag (Wer erledigt was?)</text:p>
            </text:list-item>
          </text:list>
        </text:list-item>
        <text:list-item>
          <text:p text:style-name="P80">Um am kommenden Projekttag gemeinsam und erfolgreich weiterzuarbeiten, ist es sinnvoll, zu diesen Aufträgen bereits Ergebnisse nutzen zu können:</text:p>
        </text:list-item>
        <text:list-item>
          <text:p text:style-name="P92"><text:span text:style-name="Absatz-Standardschriftart"><text:span text:style-name="T6">Auftrag an (Name) / Auftrags-Beschreibung<text:line-break/></text:span></text:span><text:span text:style-name="Absatz-Standardschriftart"><text:span text:style-name="T9">Keine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OpenSymbol" svg:font-family="OpenSymbo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style:font-name-asian="Times New Roman" style:font-size-asian="11pt" style:language-asian="de" style:country-asian="DE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fo:background-color="transparent" style:font-name-asian="Times New Roman" style:font-size-asian="11pt" style:language-asian="de" style:country-asian="DE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 fo:line-height="100%" fo:orphans="0" fo:widows="0" fo:hyphenation-ladder-count="no-limit"/>
      <style:text-properties style:font-name="Liberation Serif" fo:font-family="'Liberation Serif'" style:font-family-generic="roman" style:font-pitch="variable" fo:font-size="12pt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Liberation Serif" style:font-family-complex="'Liberation Serif'" style:font-family-generic-complex="roman" style:font-pitch-complex="variable" style:font-size-complex="12pt" style:language-complex="hi" style:country-complex="IN" fo:hyphenate="false"/>
    </style:style>
    <style:style style:name="Üdcberschrift_20_1" style:display-name="Üdcberschrift 1" style:family="paragraph" style:parent-style-name="Üdcberschrift" style:next-style-name="Textköf6rper" style:default-outline-level="1">
      <style:paragraph-properties fo:hyphenation-ladder-count="no-limit"/>
      <style:text-properties fo:font-size="18pt" fo:font-weight="bold" style:font-size-asian="18pt" style:font-weight-asian="bold" style:font-size-complex="18pt" style:font-weight-complex="bold" fo:hyphenate="false"/>
    </style:style>
    <style:style style:name="Üdcberschrift_20_2" style:display-name="Üdcberschrift 2" style:family="paragraph" style:parent-style-name="Üdcberschrift" style:next-style-name="Textköf6rper" style:default-outline-level="2">
      <style:paragraph-properties fo:margin-top="0.353cm" fo:margin-bottom="0.353cm" loext:contextual-spacing="false" fo:hyphenation-ladder-count="no-limit"/>
      <style:text-properties fo:font-size="16pt" fo:font-weight="bold" style:font-size-asian="16pt" style:font-weight-asian="bold" style:font-size-complex="16pt" style:font-weight-complex="bold" fo:hyphenate="false"/>
    </style:style>
    <style:style style:name="Üdcberschrift_20_3" style:display-name="Üdcberschrift 3" style:family="paragraph" style:parent-style-name="Üdcberschrift" style:next-style-name="Textköf6rper" style:default-outline-level="3">
      <style:paragraph-properties fo:margin-top="0.247cm" fo:margin-bottom="0.353cm" loext:contextual-spacing="false" fo:hyphenation-ladder-count="no-limit"/>
      <style:text-properties fo:color="#808080" fo:font-weight="bold" style:font-weight-asian="bold" style:font-weight-complex="bold" fo:hyphenate="false"/>
    </style:style>
    <style:style style:name="Üdcberschrift" style:family="paragraph" style:parent-style-name="Standard" style:next-style-name="Textköf6rper">
      <style:paragraph-properties fo:margin-top="0.423cm" fo:margin-bottom="0.212cm" loext:contextual-spacing="false" fo:hyphenation-ladder-count="no-limit" fo:keep-with-next="always" style:text-autospace="none"/>
      <style:text-properties style:font-name="Liberation Sans" fo:font-family="'Liberation Sans'" style:font-family-generic="swiss" style:font-pitch="variable" fo:font-size="14pt" style:letter-kerning="false" style:font-size-asian="14pt" style:language-asian="de" style:country-asian="DE" style:font-name-complex="Liberation Sans" style:font-family-complex="'Liberation Sans'" style:font-family-generic-complex="swiss" style:font-pitch-complex="variable" style:font-size-complex="14pt" style:language-complex="ar" style:country-complex="SA" fo:hyphenate="false"/>
    </style:style>
    <style:style style:name="Textköf6rper" style:family="paragraph" style:parent-style-name="Standard">
      <style:paragraph-properties fo:margin-top="0cm" fo:margin-bottom="0.247cm" loext:contextual-spacing="false" fo:line-height="120%" fo:hyphenation-ladder-count="no-limit" style:text-autospace="none"/>
      <style:text-properties style:letter-kerning="false" style:font-name-asian="Times New Roman" style:font-family-asian="'Times New Roman'" style:font-family-generic-asian="roman" style:font-pitch-asian="variable" style:language-asian="de" style:country-asian="DE" style:font-name-complex="Times New Roman" style:font-family-complex="'Times New Roman'" style:font-family-generic-complex="roman" style:font-pitch-complex="variable" style:language-complex="ar" style:country-complex="SA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köf6rper" style:class="list">
      <style:paragraph-properties fo:hyphenation-ladder-count="no-limit"/>
      <style:text-properties style:font-name-asian="Times New Roman" style:font-family-asian="'Times New Roman'" style:font-family-generic-asian="roman" style:font-pitch-asian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 style:text-autospace="none"/>
      <style:text-properties fo:font-style="italic" style:letter-kerning="false" style:language-asian="de" style:country-asian="DE" style:font-style-asian="italic" style:font-name-complex="Times New Roman" style:font-family-complex="'Times New Roman'" style:font-family-generic-complex="roman" style:font-pitch-complex="variable" style:language-complex="ar" style:country-complex="SA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 style:text-autospace="none"/>
      <style:text-properties style:letter-kerning="false" style:language-asian="de" style:country-asian="DE" style:font-name-complex="Times New Roman" style:font-family-complex="'Times New Roman'" style:font-family-generic-complex="roman" style:font-pitch-complex="variable" style:language-complex="ar" style:country-complex="SA"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 style:text-autospace="none">
        <style:tab-stops/>
      </style:paragraph-properties>
      <style:text-properties style:letter-kerning="false" style:font-name-asian="Times New Roman" style:font-family-asian="'Times New Roman'" style:font-family-generic-asian="roman" style:font-pitch-asian="variable" style:language-asian="de" style:country-asian="DE" style:font-name-complex="Times New Roman" style:font-family-complex="'Times New Roman'" style:font-family-generic-complex="roman" style:font-pitch-complex="variable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Üdcberschrift" style:next-style-name="Textköf6rper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Üdcberschrift" style:next-style-name="Textköf6rper" style:class="chapter">
      <style:paragraph-properties fo:margin-top="0.106cm" fo:margin-bottom="0.353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Fußdfzeile" style:family="paragraph" style:parent-style-name="Standard">
      <style:paragraph-properties fo:hyphenation-ladder-count="no-limi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style:letter-kerning="false" style:font-name-asian="Times New Roman" style:font-family-asian="'Times New Roman'" style:font-family-generic-asian="roman" style:font-pitch-asian="variable" style:language-asian="de" style:country-asian="DE" style:font-name-complex="Times New Roman" style:font-family-complex="'Times New Roman'" style:font-family-generic-complex="roman" style:font-pitch-complex="variable" style:language-complex="ar" style:country-complex="SA" fo:hyphenate="false"/>
    </style:style>
    <style:style style:name="Fußdfnote" style:family="paragraph" style:parent-style-name="Standard">
      <style:paragraph-properties fo:margin-left="0.598cm" fo:margin-right="0cm" fo:hyphenation-ladder-count="no-limit" fo:text-indent="-0.598cm" style:auto-text-indent="false" text:number-lines="false" text:line-number="0" style:text-autospace="none">
        <style:tab-stops/>
      </style:paragraph-properties>
      <style:text-properties fo:font-size="10pt" style:letter-kerning="false" style:font-name-asian="Times New Roman" style:font-family-asian="'Times New Roman'" style:font-family-generic-asian="roman" style:font-pitch-asian="variable" style:font-size-asian="10pt" style:language-asian="de" style:country-asian="DE" style:font-name-complex="Times New Roman" style:font-family-complex="'Times New Roman'" style:font-family-generic-complex="roman" style:font-pitch-complex="variable" style:font-size-complex="10pt" style:language-complex="ar" style:country-complex="SA" fo:hyphenate="false"/>
    </style:style>
    <style:style style:name="End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 style:text-autospace="none">
        <style:tab-stops/>
      </style:paragraph-properties>
      <style:text-properties fo:font-size="10pt" style:letter-kerning="false" style:font-name-asian="Times New Roman" style:font-family-asian="'Times New Roman'" style:font-family-generic-asian="roman" style:font-pitch-asian="variable" style:font-size-asian="10pt" style:language-asian="de" style:country-asian="DE" style:font-name-complex="Times New Roman" style:font-family-complex="'Times New Roman'" style:font-family-generic-complex="roman" style:font-pitch-complex="variable" style:font-size-complex="10pt" style:language-complex="ar" style:country-complex="SA"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style:letter-kerning="false" style:font-name-asian="Times New Roman" style:font-family-asian="'Times New Roman'" style:font-family-generic-asian="roman" style:font-pitch-asian="variable" style:language-asian="de" style:country-asian="DE" style:font-name-complex="Times New Roman" style:font-family-complex="'Times New Roman'" style:font-family-generic-complex="roman" style:font-pitch-complex="variable" style:language-complex="ar" style:country-complex="SA"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Absatz-Standardschriftart" style:family="text"/>
    <style:style style:name="Fußdfnotenzeichen" style:family="text"/>
    <style:style style:name="Fußdfnotenanker" style:family="text">
      <style:text-properties style:text-position="super 64%"/>
    </style:style>
    <style:style style:name="Endnote_20_Symbol" style:display-name="Endnote Symbol" style:family="text" style:parent-style-name="Absatz-Standardschriftart"/>
    <style:style style:name="Endnote_20_anchor" style:display-name="Endnote anchor" style:family="text">
      <style:text-properties style:text-position="super 64%"/>
    </style:style>
    <style:style style:name="Aufzäe4hlungszeichen" style:family="text">
      <style:text-properties style:font-name="OpenSymbol" fo:font-family="OpenSymbol" style:font-family-generic="system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Titel_20_Zchn" style:display-name="Titel Zchn" style:family="text" style:parent-style-name="Absatz-Standardschriftar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language-asian="zh" style:country-asian="CN" style:font-weight-asian="bold" style:font-name-complex="Mangal" style:font-family-complex="Mangal" style:font-family-generic-complex="roman" style:font-pitch-complex="variable" style:font-size-complex="14.5pt" style:language-complex="hi" style:country-complex="IN" style:font-weight-complex="bold"/>
    </style:style>
    <style:style style:name="Untertitel_20_Zchn" style:display-name="Untertitel Zchn" style:family="text" style:parent-style-name="Absatz-Standardschriftart">
      <style:text-properties style:font-name="Cambria" fo:font-family="Cambria" style:font-family-generic="roman" style:font-pitch="variable" fo:font-size="12pt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Kopfzeile_20_Zchn" style:display-name="Kopfzeile Zchn" style:family="text" style:parent-style-name="Absatz-Standardschriftart">
      <style:text-properties style:font-name="Liberation Serif" fo:font-family="'Liberation Serif'" style:font-family-generic="roman" style:font-pitch="variable" fo:font-size="12pt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Fußzeile_20_Zchn" style:display-name="Fußzeile Zchn" style:family="text" style:parent-style-name="Absatz-Standardschriftart">
      <style:text-properties style:font-name="Liberation Serif" fo:font-family="'Liberation Serif'" style:font-family-generic="roman" style:font-pitch="variable" fo:font-size="12pt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WW_5f_CharLFO2LVL1" style:display-name="WW_CharLFO2LVL1" style:family="text">
      <style:text-properties style:font-name="OpenSymbol" fo:font-family="OpenSymbol" style:font-family-generic="system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OpenSymbol" fo:font-family="OpenSymbol" style:font-family-generic="system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" fo:font-family="OpenSymbol" style:font-family-generic="system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OpenSymbol" fo:font-family="OpenSymbol" style:font-family-generic="system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" fo:font-family="OpenSymbol" style:font-family-generic="system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" fo:font-family="OpenSymbol" style:font-family-generic="system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OpenSymbol" fo:font-family="OpenSymbol" style:font-family-generic="system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" fo:font-family="OpenSymbol" style:font-family-generic="system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" fo:font-family="OpenSymbol" style:font-family-generic="system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padding-left="0cm" fo:padding-right="0cm" fo:padding-top="0cm" fo:padding-bottom="0.035cm" fo:border-left="none" fo:border-right="none" fo:border-top="none" fo:border-bottom="0.26pt solid #000000" style:shadow="none">
        <style:tab-stops>
          <style:tab-stop style:position="16.891cm" style:type="right"/>
        </style:tab-stops>
      </style:paragraph-properties>
    </style:style>
    <style:style style:name="MP2" style:family="paragraph" style:parent-style-name="Fußdfzeile">
      <style:paragraph-properties fo:padding-left="0cm" fo:padding-right="0cm" fo:padding-top="0.035cm" fo:padding-bottom="0cm" fo:border-left="none" fo:border-right="none" fo:border-top="0.26pt solid #000000" fo:border-bottom="none" style:shadow="none"/>
    </style:style>
    <style:style style:name="MP3" style:family="paragraph" style:parent-style-name="Üdcberschrift_20_1">
      <style:text-properties style:font-name-complex="Times New Roman" style:font-size-complex="12pt" style:font-weight-complex="normal"/>
    </style:style>
    <style:style style:name="MT1" style:family="text">
      <style:text-properties style:font-name="Arial" fo:font-size="14pt" style:font-size-asian="14pt" style:font-size-complex="14pt"/>
    </style:style>
    <style:style style:name="MT2" style:family="text">
      <style:text-properties style:font-name="Arial" fo:font-size="14pt" style:font-size-asian="14pt"/>
    </style:style>
    <style:style style:name="MT3" style:family="text">
      <style:text-properties officeooo:rsid="0016b05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743cm" fo:margin-left="0cm" fo:margin-right="0cm" fo:margin-bottom="0cm" style:dynamic-spacing="true"/>
      </style:header-style>
      <style:footer-style>
        <style:header-footer-properties fo:min-height="1.094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38cm" fo:margin-left="0cm" fo:margin-right="0cm" fo:margin-bottom="0cm" style:dynamic-spacing="true"/>
      </style:header-style>
      <style:footer-style>
        <style:header-footer-properties fo:min-height="1.094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Absatz-Standardschriftart"><text:span text:style-name="MT1">L</text:span></text:span><text:span text:style-name="Absatz-Standardschriftart"><text:span text:style-name="MT2">andrat-Lucas-Gymnasium<text:tab/>Fach Informatik<text:line-break/>Stufe EF</text:span></text:span> <text:span text:style-name="Absatz-Standardschriftart"><text:span text:style-name="MT2">/ Kurs IF-GK3</text:span></text:span> <text:span text:style-name="Absatz-Standardschriftart"><text:span text:style-name="MT2"><text:tab/>Schuljahr 2017/18</text:span></text:span></text:p>
      </style:header>
      <style:footer>
        <text:p text:style-name="MP2"><text:file-name text:display="name-and-extension">Projekttagebuch komplett Nico_Benedikt_Yannik.odt</text:file-name></text:p>
      </style:footer>
    </style:master-page>
    <style:master-page style:name="MP1" style:page-layout-name="Mpm3">
      <style:header>
        <text:h text:style-name="MP3" text:outline-level="1">Projekt-Tagebuch des Teams GK <text:span text:style-name="MT3">3</text:span> / Team *</text:h>
      </style:header>
      <style:footer>
        <text:p text:style-name="Fußdfzeile"/>
      </style:footer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7.2$Windows_x86 LibreOffice_project/c838ef25c16710f8838b1faec480ebba495259d0</meta:generator>
    <dc:title>EF-IF / Projekt-Tagebuch / Team GKx Name1 Name2 Name3 Name4</dc:title>
    <meta:initial-creator>Linux User</meta:initial-creator>
    <meta:creation-date>2018-04-23T12:30:00Z</meta:creation-date>
    <dc:date>2018-06-21T08:24:12.949000000</dc:date>
    <meta:editing-cycles>9</meta:editing-cycles>
    <meta:editing-duration>PT46M21S</meta:editing-duration>
    <meta:document-statistic meta:table-count="0" meta:image-count="0" meta:object-count="0" meta:page-count="16" meta:paragraph-count="299" meta:word-count="2391" meta:character-count="18403" meta:non-whitespace-character-count="16295"/>
    <meta:template xlink:type="simple" xlink:actuate="onRequest" xlink:title="" xlink:href="../ef-if-gk-ri_gf-projekt-tagebuch-muster_ri_2018-02-15.odt/Normal.dotm"/>
  </office:meta>
</office:document-meta>
</file>